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8.65pt"/>
    </style:style>
    <style:style style:name="co2" style:family="table-column">
      <style:table-column-properties fo:break-before="auto" style:column-width="35.01pt"/>
    </style:style>
    <style:style style:name="co3" style:family="table-column">
      <style:table-column-properties fo:break-before="auto" style:column-width="36.54pt"/>
    </style:style>
    <style:style style:name="co4" style:family="table-column">
      <style:table-column-properties fo:break-before="auto" style:column-width="33.45pt"/>
    </style:style>
    <style:style style:name="co5" style:family="table-column">
      <style:table-column-properties fo:break-before="auto" style:column-width="53.55pt"/>
    </style:style>
    <style:style style:name="co6" style:family="table-column">
      <style:table-column-properties fo:break-before="auto" style:column-width="51.25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79.85pt"/>
    </style:style>
    <style:style style:name="co9" style:family="table-column">
      <style:table-column-properties fo:break-before="auto" style:column-width="86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pertren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 – L</text:p>
          </table:table-cell>
          <table:table-cell office:value-type="string" calcext:value-type="string">
            <text:p>| H – Cp |</text:p>
          </table:table-cell>
          <table:table-cell office:value-type="string" calcext:value-type="string">
            <text:p>| L – Cp |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TR(10)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rend Up</text:p>
          </table:table-cell>
          <table:table-cell office:value-type="string" calcext:value-type="string">
            <text:p>Trend Down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Supertrend</text:p>
          </table:table-cell>
        </table:table-row>
        <table:table-row table:style-name="ro1">
          <table:table-cell office:value-type="string" calcext:value-type="string">
            <text:p>2017-10-16 00:00:00+00:00</text:p>
          </table:table-cell>
          <table:table-cell office:value-type="float" office:value="71.11" calcext:value-type="float">
            <text:p>71.11</text:p>
          </table:table-cell>
          <table:table-cell office:value-type="float" office:value="71.87" calcext:value-type="float">
            <text:p>71.87</text:p>
          </table:table-cell>
          <table:table-cell office:value-type="float" office:value="70.97" calcext:value-type="float">
            <text:p>70.9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7 00:00:00+00:00</text:p>
          </table:table-cell>
          <table:table-cell office:value-type="float" office:value="71.27" calcext:value-type="float">
            <text:p>71.27</text:p>
          </table:table-cell>
          <table:table-cell office:value-type="float" office:value="71.77" calcext:value-type="float">
            <text:p>71.77</text:p>
          </table:table-cell>
          <table:table-cell office:value-type="float" office:value="70.95" calcext:value-type="float">
            <text:p>7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66" calcext:value-type="float">
            <text:p>0.66</text:p>
          </table:table-cell>
          <table:table-cell office:value-type="float" office:value="0.16" calcext:value-type="float">
            <text:p>0.16</text:p>
          </table:table-cell>
          <table:table-cell office:value-type="float" office:value="0.82" calcext:value-type="float">
            <text:p>0.8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8 00:00:00+00:00</text:p>
          </table:table-cell>
          <table:table-cell office:value-type="float" office:value="72" calcext:value-type="float">
            <text:p>72</text:p>
          </table:table-cell>
          <table:table-cell office:value-type="float" office:value="72.31" calcext:value-type="float">
            <text:p>72.31</text:p>
          </table:table-cell>
          <table:table-cell office:value-type="float" office:value="71.18" calcext:value-type="float">
            <text:p>71.18</text:p>
          </table:table-cell>
          <table:table-cell office:value-type="float" office:value="1.13" calcext:value-type="float">
            <text:p>1.13</text:p>
          </table:table-cell>
          <table:table-cell office:value-type="float" office:value="1.04" calcext:value-type="float">
            <text:p>1.04</text:p>
          </table:table-cell>
          <table:table-cell office:value-type="float" office:value="0.09" calcext:value-type="float">
            <text:p>0.09</text:p>
          </table:table-cell>
          <table:table-cell office:value-type="float" office:value="1.13" calcext:value-type="float">
            <text:p>1.1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9 00:00:00+00:00</text:p>
          </table:table-cell>
          <table:table-cell office:value-type="float" office:value="71.87" calcext:value-type="float">
            <text:p>71.87</text:p>
          </table:table-cell>
          <table:table-cell office:value-type="float" office:value="72.27" calcext:value-type="float">
            <text:p>72.27</text:p>
          </table:table-cell>
          <table:table-cell office:value-type="float" office:value="71.13" calcext:value-type="float">
            <text:p>71.13</text:p>
          </table:table-cell>
          <table:table-cell office:value-type="float" office:value="1.14" calcext:value-type="float">
            <text:p>1.14</text:p>
          </table:table-cell>
          <table:table-cell office:value-type="float" office:value="0.27" calcext:value-type="float">
            <text:p>0.27</text:p>
          </table:table-cell>
          <table:table-cell office:value-type="float" office:value="0.87" calcext:value-type="float">
            <text:p>0.87</text:p>
          </table:table-cell>
          <table:table-cell office:value-type="float" office:value="1.14" calcext:value-type="float">
            <text:p>1.1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0 00:00:00+00:00</text:p>
          </table:table-cell>
          <table:table-cell office:value-type="float" office:value="72.24" calcext:value-type="float">
            <text:p>72.24</text:p>
          </table:table-cell>
          <table:table-cell office:value-type="float" office:value="72.47" calcext:value-type="float">
            <text:p>72.47</text:p>
          </table:table-cell>
          <table:table-cell office:value-type="float" office:value="71.91" calcext:value-type="float">
            <text:p>71.91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6" calcext:value-type="float">
            <text:p>0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3 00:00:00+00:00</text:p>
          </table:table-cell>
          <table:table-cell office:value-type="float" office:value="72.08" calcext:value-type="float">
            <text:p>72.08</text:p>
          </table:table-cell>
          <table:table-cell office:value-type="float" office:value="72.25" calcext:value-type="float">
            <text:p>72.25</text:p>
          </table:table-cell>
          <table:table-cell office:value-type="float" office:value="71.72" calcext:value-type="float">
            <text:p>71.72</text:p>
          </table:table-cell>
          <table:table-cell office:value-type="float" office:value="0.53" calcext:value-type="float">
            <text:p>0.53</text:p>
          </table:table-cell>
          <table:table-cell office:value-type="float" office:value="0.01" calcext:value-type="float">
            <text:p>0.01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4 00:00:00+00:00</text:p>
          </table:table-cell>
          <table:table-cell office:value-type="float" office:value="72.48" calcext:value-type="float">
            <text:p>72.48</text:p>
          </table:table-cell>
          <table:table-cell office:value-type="float" office:value="72.74" calcext:value-type="float">
            <text:p>72.74</text:p>
          </table:table-cell>
          <table:table-cell office:value-type="float" office:value="72" calcext:value-type="float">
            <text:p>72</text:p>
          </table:table-cell>
          <table:table-cell office:value-type="float" office:value="0.74" calcext:value-type="float">
            <text:p>0.74</text:p>
          </table:table-cell>
          <table:table-cell office:value-type="float" office:value="0.66" calcext:value-type="float">
            <text:p>0.66</text:p>
          </table:table-cell>
          <table:table-cell office:value-type="float" office:value="0.08" calcext:value-type="float">
            <text:p>0.08</text:p>
          </table:table-cell>
          <table:table-cell office:value-type="float" office:value="0.74" calcext:value-type="float">
            <text:p>0.7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5 00:00:00+00:00</text:p>
          </table:table-cell>
          <table:table-cell office:value-type="float" office:value="71.8" calcext:value-type="float">
            <text:p>71.8</text:p>
          </table:table-cell>
          <table:table-cell office:value-type="float" office:value="72.85" calcext:value-type="float">
            <text:p>72.85</text:p>
          </table:table-cell>
          <table:table-cell office:value-type="float" office:value="71.49" calcext:value-type="float">
            <text:p>71.49</text:p>
          </table:table-cell>
          <table:table-cell office:value-type="float" office:value="1.36" calcext:value-type="float">
            <text:p>1.36</text:p>
          </table:table-cell>
          <table:table-cell office:value-type="float" office:value="0.37" calcext:value-type="float">
            <text:p>0.37</text:p>
          </table:table-cell>
          <table:table-cell office:value-type="float" office:value="0.99" calcext:value-type="float">
            <text:p>0.99</text:p>
          </table:table-cell>
          <table:table-cell office:value-type="float" office:value="1.36" calcext:value-type="float">
            <text:p>1.3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6 00:00:00+00:00</text:p>
          </table:table-cell>
          <table:table-cell office:value-type="float" office:value="72.21" calcext:value-type="float">
            <text:p>72.21</text:p>
          </table:table-cell>
          <table:table-cell office:value-type="float" office:value="72.47" calcext:value-type="float">
            <text:p>72.47</text:p>
          </table:table-cell>
          <table:table-cell office:value-type="float" office:value="71.17" calcext:value-type="float">
            <text:p>71.17</text:p>
          </table:table-cell>
          <table:table-cell office:value-type="float" office:value="1.3" calcext:value-type="float">
            <text:p>1.3</text:p>
          </table:table-cell>
          <table:table-cell office:value-type="float" office:value="0.67" calcext:value-type="float">
            <text:p>0.67</text:p>
          </table:table-cell>
          <table:table-cell office:value-type="float" office:value="0.63" calcext:value-type="float">
            <text:p>0.63</text:p>
          </table:table-cell>
          <table:table-cell office:value-type="float" office:value="1.3" calcext:value-type="float">
            <text:p>1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7 00:00:00+00:00</text:p>
          </table:table-cell>
          <table:table-cell office:value-type="float" office:value="72.1" calcext:value-type="float">
            <text:p>72.1</text:p>
          </table:table-cell>
          <table:table-cell office:value-type="float" office:value="72.97" calcext:value-type="float">
            <text:p>72.97</text:p>
          </table:table-cell>
          <table:table-cell office:value-type="float" office:value="71.57" calcext:value-type="float">
            <text:p>71.57</text:p>
          </table:table-cell>
          <table:table-cell office:value-type="float" office:value="1.4" calcext:value-type="float">
            <text:p>1.4</text:p>
          </table:table-cell>
          <table:table-cell office:value-type="float" office:value="0.76" calcext:value-type="float">
            <text:p>0.76</text:p>
          </table:table-cell>
          <table:table-cell office:value-type="float" office:value="0.64" calcext:value-type="float">
            <text:p>0.64</text:p>
          </table:table-cell>
          <table:table-cell office:value-type="float" office:value="1.4" calcext:value-type="float">
            <text:p>1.4</text:p>
          </table:table-cell>
          <table:table-cell office:value-type="float" office:value="0.992" calcext:value-type="float">
            <text:p>0.992</text:p>
          </table:table-cell>
          <table:table-cell office:value-type="float" office:value="69.294" calcext:value-type="float">
            <text:p>69.294</text:p>
          </table:table-cell>
          <table:table-cell office:value-type="float" office:value="75.246" calcext:value-type="float">
            <text:p>75.246</text:p>
          </table:table-cell>
          <table:table-cell office:value-type="float" office:value="69.294" calcext:value-type="float">
            <text:p>69.294</text:p>
          </table:table-cell>
          <table:table-cell office:value-type="float" office:value="75.246" calcext:value-type="float">
            <text:p>75.246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0-30 00:00:00+00:00</text:p>
          </table:table-cell>
          <table:table-cell office:value-type="float" office:value="71.88" calcext:value-type="float">
            <text:p>71.88</text:p>
          </table:table-cell>
          <table:table-cell office:value-type="float" office:value="72.35" calcext:value-type="float">
            <text:p>72.35</text:p>
          </table:table-cell>
          <table:table-cell office:value-type="float" office:value="71.65" calcext:value-type="float">
            <text:p>71.65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9628" calcext:value-type="float">
            <text:p>0.9628</text:p>
          </table:table-cell>
          <table:table-cell office:value-type="float" office:value="69.1116" calcext:value-type="float">
            <text:p>69.1116</text:p>
          </table:table-cell>
          <table:table-cell office:value-type="float" office:value="74.8884" calcext:value-type="float">
            <text:p>74.8884</text:p>
          </table:table-cell>
          <table:table-cell office:value-type="float" office:value="69.294" calcext:value-type="float">
            <text:p>69.294</text:p>
          </table:table-cell>
          <table:table-cell office:value-type="float" office:value="74.8884" calcext:value-type="float">
            <text:p>74.8884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0-31 00:00:00+00:00</text:p>
          </table:table-cell>
          <table:table-cell office:value-type="float" office:value="71.31" calcext:value-type="float">
            <text:p>71.31</text:p>
          </table:table-cell>
          <table:table-cell office:value-type="float" office:value="71.88" calcext:value-type="float">
            <text:p>71.88</text:p>
          </table:table-cell>
          <table:table-cell office:value-type="float" office:value="71.25" calcext:value-type="float">
            <text:p>71.25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92952" calcext:value-type="float">
            <text:p>0.92952</text:p>
          </table:table-cell>
          <table:table-cell office:value-type="float" office:value="68.77644" calcext:value-type="float">
            <text:p>68.77644</text:p>
          </table:table-cell>
          <table:table-cell office:value-type="float" office:value="74.35356" calcext:value-type="float">
            <text:p>74.35356</text:p>
          </table:table-cell>
          <table:table-cell office:value-type="float" office:value="69.294" calcext:value-type="float">
            <text:p>69.294</text:p>
          </table:table-cell>
          <table:table-cell office:value-type="float" office:value="74.35356" calcext:value-type="float">
            <text:p>74.35356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1-01 00:00:00+00:00</text:p>
          </table:table-cell>
          <table:table-cell office:value-type="float" office:value="71.89" calcext:value-type="float">
            <text:p>71.89</text:p>
          </table:table-cell>
          <table:table-cell office:value-type="float" office:value="72.59" calcext:value-type="float">
            <text:p>72.59</text:p>
          </table:table-cell>
          <table:table-cell office:value-type="float" office:value="71.46" calcext:value-type="float">
            <text:p>71.46</text:p>
          </table:table-cell>
          <table:table-cell office:value-type="float" office:value="1.13" calcext:value-type="float">
            <text:p>1.13</text:p>
          </table:table-cell>
          <table:table-cell office:value-type="float" office:value="1.28" calcext:value-type="float">
            <text:p>1.28</text:p>
          </table:table-cell>
          <table:table-cell office:value-type="float" office:value="0.15" calcext:value-type="float">
            <text:p>0.15</text:p>
          </table:table-cell>
          <table:table-cell office:value-type="float" office:value="1.28" calcext:value-type="float">
            <text:p>1.28</text:p>
          </table:table-cell>
          <table:table-cell office:value-type="float" office:value="0.964568" calcext:value-type="float">
            <text:p>0.964568</text:p>
          </table:table-cell>
          <table:table-cell office:value-type="float" office:value="69.131296" calcext:value-type="float">
            <text:p>69.131296</text:p>
          </table:table-cell>
          <table:table-cell office:value-type="float" office:value="74.918704" calcext:value-type="float">
            <text:p>74.918704</text:p>
          </table:table-cell>
          <table:table-cell office:value-type="float" office:value="69.294" calcext:value-type="float">
            <text:p>69.294</text:p>
          </table:table-cell>
          <table:table-cell office:value-type="float" office:value="74.35356" calcext:value-type="float">
            <text:p>74.35356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1-03 00:00:00+00:00</text:p>
          </table:table-cell>
          <table:table-cell office:value-type="float" office:value="71.17" calcext:value-type="float">
            <text:p>71.17</text:p>
          </table:table-cell>
          <table:table-cell office:value-type="float" office:value="71.89" calcext:value-type="float">
            <text:p>71.89</text:p>
          </table:table-cell>
          <table:table-cell office:value-type="float" office:value="70.77" calcext:value-type="float">
            <text:p>70.77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0.9801112" calcext:value-type="float">
            <text:p>0.9801112</text:p>
          </table:table-cell>
          <table:table-cell office:value-type="float" office:value="68.3896664" calcext:value-type="float">
            <text:p>68.3896664</text:p>
          </table:table-cell>
          <table:table-cell office:value-type="float" office:value="74.2703336" calcext:value-type="float">
            <text:p>74.2703336</text:p>
          </table:table-cell>
          <table:table-cell office:value-type="float" office:value="69.294" calcext:value-type="float">
            <text:p>69.294</text:p>
          </table:table-cell>
          <table:table-cell office:value-type="float" office:value="74.2703336" calcext:value-type="float">
            <text:p>74.2703336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1-06 00:00:00+00:00</text:p>
          </table:table-cell>
          <table:table-cell office:value-type="float" office:value="70.85" calcext:value-type="float">
            <text:p>70.85</text:p>
          </table:table-cell>
          <table:table-cell office:value-type="float" office:value="71.2" calcext:value-type="float">
            <text:p>71.2</text:p>
          </table:table-cell>
          <table:table-cell office:value-type="float" office:value="70.78" calcext:value-type="float">
            <text:p>70.78</text:p>
          </table:table-cell>
          <table:table-cell office:value-type="float" office:value="0.42" calcext:value-type="float">
            <text:p>0.42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  <table:table-cell office:value-type="float" office:value="0.92410008" calcext:value-type="float">
            <text:p>0.92410008</text:p>
          </table:table-cell>
          <table:table-cell office:value-type="float" office:value="68.21769976" calcext:value-type="float">
            <text:p>68.21769976</text:p>
          </table:table-cell>
          <table:table-cell office:value-type="float" office:value="73.76230024" calcext:value-type="float">
            <text:p>73.76230024</text:p>
          </table:table-cell>
          <table:table-cell office:value-type="float" office:value="69.294" calcext:value-type="float">
            <text:p>69.294</text:p>
          </table:table-cell>
          <table:table-cell office:value-type="float" office:value="73.76230024" calcext:value-type="float">
            <text:p>73.76230024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1-07 00:00:00+00:00</text:p>
          </table:table-cell>
          <table:table-cell office:value-type="float" office:value="71.25" calcext:value-type="float">
            <text:p>71.25</text:p>
          </table:table-cell>
          <table:table-cell office:value-type="float" office:value="71.59" calcext:value-type="float">
            <text:p>71.59</text:p>
          </table:table-cell>
          <table:table-cell office:value-type="float" office:value="70.71" calcext:value-type="float">
            <text:p>70.71</text:p>
          </table:table-cell>
          <table:table-cell office:value-type="float" office:value="0.88" calcext:value-type="float">
            <text:p>0.88</text:p>
          </table:table-cell>
          <table:table-cell office:value-type="float" office:value="0.74" calcext:value-type="float">
            <text:p>0.74</text:p>
          </table:table-cell>
          <table:table-cell office:value-type="float" office:value="0.14" calcext:value-type="float">
            <text:p>0.14</text:p>
          </table:table-cell>
          <table:table-cell office:value-type="float" office:value="0.88" calcext:value-type="float">
            <text:p>0.88</text:p>
          </table:table-cell>
          <table:table-cell office:value-type="float" office:value="0.919690072" calcext:value-type="float">
            <text:p>0.919690072</text:p>
          </table:table-cell>
          <table:table-cell office:value-type="float" office:value="68.390929784" calcext:value-type="float">
            <text:p>68.390929784</text:p>
          </table:table-cell>
          <table:table-cell office:value-type="float" office:value="73.909070216" calcext:value-type="float">
            <text:p>73.909070216</text:p>
          </table:table-cell>
          <table:table-cell office:value-type="float" office:value="69.294" calcext:value-type="float">
            <text:p>69.294</text:p>
          </table:table-cell>
          <table:table-cell office:value-type="float" office:value="73.76230024" calcext:value-type="float">
            <text:p>73.76230024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1-08 00:00:00+00:00</text:p>
          </table:table-cell>
          <table:table-cell office:value-type="float" office:value="71.65" calcext:value-type="float">
            <text:p>71.65</text:p>
          </table:table-cell>
          <table:table-cell office:value-type="float" office:value="71.76" calcext:value-type="float">
            <text:p>71.76</text:p>
          </table:table-cell>
          <table:table-cell office:value-type="float" office:value="70.96" calcext:value-type="float">
            <text:p>70.96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  <table:table-cell office:value-type="float" office:value="0.29" calcext:value-type="float">
            <text:p>0.29</text:p>
          </table:table-cell>
          <table:table-cell office:value-type="float" office:value="0.8" calcext:value-type="float">
            <text:p>0.8</text:p>
          </table:table-cell>
          <table:table-cell office:value-type="float" office:value="0.9077210648" calcext:value-type="float">
            <text:p>0.9077210648</text:p>
          </table:table-cell>
          <table:table-cell office:value-type="float" office:value="68.6368368056" calcext:value-type="float">
            <text:p>68.6368368056</text:p>
          </table:table-cell>
          <table:table-cell office:value-type="float" office:value="74.0831631944" calcext:value-type="float">
            <text:p>74.0831631944</text:p>
          </table:table-cell>
          <table:table-cell office:value-type="float" office:value="69.294" calcext:value-type="float">
            <text:p>69.294</text:p>
          </table:table-cell>
          <table:table-cell office:value-type="float" office:value="73.76230024" calcext:value-type="float">
            <text:p>73.76230024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1-09 00:00:00+00:00</text:p>
          </table:table-cell>
          <table:table-cell office:value-type="float" office:value="71.13" calcext:value-type="float">
            <text:p>71.13</text:p>
          </table:table-cell>
          <table:table-cell office:value-type="float" office:value="72.03" calcext:value-type="float">
            <text:p>72.03</text:p>
          </table:table-cell>
          <table:table-cell office:value-type="float" office:value="70.96" calcext:value-type="float">
            <text:p>70.96</text:p>
          </table:table-cell>
          <table:table-cell office:value-type="float" office:value="1.07" calcext:value-type="float">
            <text:p>1.07</text:p>
          </table:table-cell>
          <table:table-cell office:value-type="float" office:value="0.38" calcext:value-type="float">
            <text:p>0.38</text:p>
          </table:table-cell>
          <table:table-cell office:value-type="float" office:value="0.69" calcext:value-type="float">
            <text:p>0.69</text:p>
          </table:table-cell>
          <table:table-cell office:value-type="float" office:value="1.07" calcext:value-type="float">
            <text:p>1.07</text:p>
          </table:table-cell>
          <table:table-cell office:value-type="float" office:value="0.9239489583" calcext:value-type="float">
            <text:p>0.9239489583</text:p>
          </table:table-cell>
          <table:table-cell office:value-type="float" office:value="68.723153125" calcext:value-type="float">
            <text:p>68.723153125</text:p>
          </table:table-cell>
          <table:table-cell office:value-type="float" office:value="74.266846875" calcext:value-type="float">
            <text:p>74.266846875</text:p>
          </table:table-cell>
          <table:table-cell office:value-type="float" office:value="69.294" calcext:value-type="float">
            <text:p>69.294</text:p>
          </table:table-cell>
          <table:table-cell office:value-type="float" office:value="73.76230024" calcext:value-type="float">
            <text:p>73.76230024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1-10 00:00:00+00:00</text:p>
          </table:table-cell>
          <table:table-cell office:value-type="float" office:value="71.54" calcext:value-type="float">
            <text:p>71.54</text:p>
          </table:table-cell>
          <table:table-cell office:value-type="float" office:value="71.88" calcext:value-type="float">
            <text:p>71.88</text:p>
          </table:table-cell>
          <table:table-cell office:value-type="float" office:value="71.05" calcext:value-type="float">
            <text:p>71.05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08" calcext:value-type="float">
            <text:p>0.08</text:p>
          </table:table-cell>
          <table:table-cell office:value-type="float" office:value="0.83" calcext:value-type="float">
            <text:p>0.83</text:p>
          </table:table-cell>
          <table:table-cell office:value-type="float" office:value="0.9145540625" calcext:value-type="float">
            <text:p>0.9145540625</text:p>
          </table:table-cell>
          <table:table-cell office:value-type="float" office:value="68.7213378125" calcext:value-type="float">
            <text:p>68.7213378125</text:p>
          </table:table-cell>
          <table:table-cell office:value-type="float" office:value="74.2086621875" calcext:value-type="float">
            <text:p>74.2086621875</text:p>
          </table:table-cell>
          <table:table-cell office:value-type="float" office:value="69.294" calcext:value-type="float">
            <text:p>69.294</text:p>
          </table:table-cell>
          <table:table-cell office:value-type="float" office:value="73.76230024" calcext:value-type="float">
            <text:p>73.76230024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1-13 00:00:00+00:00</text:p>
          </table:table-cell>
          <table:table-cell office:value-type="float" office:value="71.51" calcext:value-type="float">
            <text:p>71.51</text:p>
          </table:table-cell>
          <table:table-cell office:value-type="float" office:value="71.64" calcext:value-type="float">
            <text:p>71.64</text:p>
          </table:table-cell>
          <table:table-cell office:value-type="float" office:value="71.08" calcext:value-type="float">
            <text:p>71.08</text:p>
          </table:table-cell>
          <table:table-cell office:value-type="float" office:value="0.56" calcext:value-type="float">
            <text:p>0.56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office:value-type="float" office:value="0.8790986562" calcext:value-type="float">
            <text:p>0.8790986562</text:p>
          </table:table-cell>
          <table:table-cell office:value-type="float" office:value="68.7227040313" calcext:value-type="float">
            <text:p>68.7227040313</text:p>
          </table:table-cell>
          <table:table-cell office:value-type="float" office:value="73.9972959687" calcext:value-type="float">
            <text:p>73.9972959687</text:p>
          </table:table-cell>
          <table:table-cell office:value-type="float" office:value="69.294" calcext:value-type="float">
            <text:p>69.294</text:p>
          </table:table-cell>
          <table:table-cell office:value-type="float" office:value="73.76230024" calcext:value-type="float">
            <text:p>73.76230024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1-14 00:00:00+00:00</text:p>
          </table:table-cell>
          <table:table-cell office:value-type="float" office:value="71.24" calcext:value-type="float">
            <text:p>71.24</text:p>
          </table:table-cell>
          <table:table-cell office:value-type="float" office:value="72.09" calcext:value-type="float">
            <text:p>72.09</text:p>
          </table:table-cell>
          <table:table-cell office:value-type="float" office:value="71.22" calcext:value-type="float">
            <text:p>71.22</text:p>
          </table:table-cell>
          <table:table-cell office:value-type="float" office:value="0.87" calcext:value-type="float">
            <text:p>0.87</text:p>
          </table:table-cell>
          <table:table-cell office:value-type="float" office:value="0.58" calcext:value-type="float">
            <text:p>0.58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office:value-type="float" office:value="0.8781887906" calcext:value-type="float">
            <text:p>0.8781887906</text:p>
          </table:table-cell>
          <table:table-cell office:value-type="float" office:value="69.0204336282" calcext:value-type="float">
            <text:p>69.0204336282</text:p>
          </table:table-cell>
          <table:table-cell office:value-type="float" office:value="74.2895663718" calcext:value-type="float">
            <text:p>74.2895663718</text:p>
          </table:table-cell>
          <table:table-cell office:value-type="float" office:value="69.294" calcext:value-type="float">
            <text:p>69.294</text:p>
          </table:table-cell>
          <table:table-cell office:value-type="float" office:value="73.76230024" calcext:value-type="float">
            <text:p>73.76230024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1-15 00:00:00+00:00</text:p>
          </table:table-cell>
          <table:table-cell office:value-type="float" office:value="69.9" calcext:value-type="float">
            <text:p>69.9</text:p>
          </table:table-cell>
          <table:table-cell office:value-type="float" office:value="70.15" calcext:value-type="float">
            <text:p>70.15</text:p>
          </table:table-cell>
          <table:table-cell office:value-type="float" office:value="68.75" calcext:value-type="float">
            <text:p>68.75</text:p>
          </table:table-cell>
          <table:table-cell office:value-type="float" office:value="1.4" calcext:value-type="float">
            <text:p>1.4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2.49" calcext:value-type="float">
            <text:p>2.49</text:p>
          </table:table-cell>
          <table:table-cell office:value-type="float" office:value="1.0393699116" calcext:value-type="float">
            <text:p>1.0393699116</text:p>
          </table:table-cell>
          <table:table-cell office:value-type="float" office:value="66.3318902653" calcext:value-type="float">
            <text:p>66.3318902653</text:p>
          </table:table-cell>
          <table:table-cell office:value-type="float" office:value="72.5681097347" calcext:value-type="float">
            <text:p>72.5681097347</text:p>
          </table:table-cell>
          <table:table-cell office:value-type="float" office:value="69.294" calcext:value-type="float">
            <text:p>69.294</text:p>
          </table:table-cell>
          <table:table-cell office:value-type="float" office:value="72.5681097347" calcext:value-type="float">
            <text:p>72.5681097347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1-16 00:00:00+00:00</text:p>
          </table:table-cell>
          <table:table-cell office:value-type="float" office:value="69.64" calcext:value-type="float">
            <text:p>69.64</text:p>
          </table:table-cell>
          <table:table-cell office:value-type="float" office:value="70.5" calcext:value-type="float">
            <text:p>70.5</text:p>
          </table:table-cell>
          <table:table-cell office:value-type="float" office:value="68.12" calcext:value-type="float">
            <text:p>68.12</text:p>
          </table:table-cell>
          <table:table-cell office:value-type="float" office:value="2.38" calcext:value-type="float">
            <text:p>2.38</text:p>
          </table:table-cell>
          <table:table-cell office:value-type="float" office:value="0.6" calcext:value-type="float">
            <text:p>0.6</text:p>
          </table:table-cell>
          <table:table-cell office:value-type="float" office:value="1.78" calcext:value-type="float">
            <text:p>1.78</text:p>
          </table:table-cell>
          <table:table-cell office:value-type="float" office:value="2.38" calcext:value-type="float">
            <text:p>2.38</text:p>
          </table:table-cell>
          <table:table-cell office:value-type="float" office:value="1.1734329204" calcext:value-type="float">
            <text:p>1.1734329204</text:p>
          </table:table-cell>
          <table:table-cell office:value-type="float" office:value="65.7897012388" calcext:value-type="float">
            <text:p>65.7897012388</text:p>
          </table:table-cell>
          <table:table-cell office:value-type="float" office:value="72.8302987612" calcext:value-type="float">
            <text:p>72.8302987612</text:p>
          </table:table-cell>
          <table:table-cell office:value-type="float" office:value="69.294" calcext:value-type="float">
            <text:p>69.294</text:p>
          </table:table-cell>
          <table:table-cell office:value-type="float" office:value="72.5681097347" calcext:value-type="float">
            <text:p>72.5681097347</text:p>
          </table:table-cell>
          <table:table-cell office:value-type="float" office:value="1" calcext:value-type="float">
            <text:p>1</text:p>
          </table:table-cell>
          <table:table-cell office:value-type="float" office:value="69.294" calcext:value-type="float">
            <text:p>69.294</text:p>
          </table:table-cell>
        </table:table-row>
        <table:table-row table:style-name="ro1">
          <table:table-cell office:value-type="string" calcext:value-type="string">
            <text:p>2017-11-17 00:00:00+00:00</text:p>
          </table:table-cell>
          <table:table-cell office:value-type="float" office:value="67.38" calcext:value-type="float">
            <text:p>67.38</text:p>
          </table:table-cell>
          <table:table-cell office:value-type="float" office:value="69.35" calcext:value-type="float">
            <text:p>69.35</text:p>
          </table:table-cell>
          <table:table-cell office:value-type="float" office:value="67.24" calcext:value-type="float">
            <text:p>67.24</text:p>
          </table:table-cell>
          <table:table-cell office:value-type="float" office:value="2.11" calcext:value-type="float">
            <text:p>2.11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1.2960896284" calcext:value-type="float">
            <text:p>1.2960896284</text:p>
          </table:table-cell>
          <table:table-cell office:value-type="float" office:value="64.4067311149" calcext:value-type="float">
            <text:p>64.4067311149</text:p>
          </table:table-cell>
          <table:table-cell office:value-type="float" office:value="72.1832688851" calcext:value-type="float">
            <text:p>72.1832688851</text:p>
          </table:table-cell>
          <table:table-cell office:value-type="float" office:value="69.294" calcext:value-type="float">
            <text:p>69.294</text:p>
          </table:table-cell>
          <table:table-cell office:value-type="float" office:value="72.1832688851" calcext:value-type="float">
            <text:p>72.1832688851</text:p>
          </table:table-cell>
          <table:table-cell office:value-type="float" office:value="-1" calcext:value-type="float">
            <text:p>-1</text:p>
          </table:table-cell>
          <table:table-cell office:value-type="float" office:value="72.1832688851" calcext:value-type="float">
            <text:p>72.1832688851</text:p>
          </table:table-cell>
        </table:table-row>
        <table:table-row table:style-name="ro1">
          <table:table-cell office:value-type="string" calcext:value-type="string">
            <text:p>2017-11-20 00:00:00+00:00</text:p>
          </table:table-cell>
          <table:table-cell office:value-type="float" office:value="66.96" calcext:value-type="float">
            <text:p>66.96</text:p>
          </table:table-cell>
          <table:table-cell office:value-type="float" office:value="67.44" calcext:value-type="float">
            <text:p>67.44</text:p>
          </table:table-cell>
          <table:table-cell office:value-type="float" office:value="66.75" calcext:value-type="float">
            <text:p>66.75</text:p>
          </table:table-cell>
          <table:table-cell office:value-type="float" office:value="0.69" calcext:value-type="float">
            <text:p>0.69</text:p>
          </table:table-cell>
          <table:table-cell office:value-type="float" office:value="0.06" calcext:value-type="float">
            <text:p>0.06</text:p>
          </table:table-cell>
          <table:table-cell office:value-type="float" office:value="0.63" calcext:value-type="float">
            <text:p>0.63</text:p>
          </table:table-cell>
          <table:table-cell office:value-type="float" office:value="0.69" calcext:value-type="float">
            <text:p>0.69</text:p>
          </table:table-cell>
          <table:table-cell office:value-type="float" office:value="1.2354806655" calcext:value-type="float">
            <text:p>1.2354806655</text:p>
          </table:table-cell>
          <table:table-cell office:value-type="float" office:value="63.3885580034" calcext:value-type="float">
            <text:p>63.3885580034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63.3885580034" calcext:value-type="float">
            <text:p>63.3885580034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1-21 00:00:00+00:00</text:p>
          </table:table-cell>
          <table:table-cell office:value-type="float" office:value="67.71" calcext:value-type="float">
            <text:p>67.71</text:p>
          </table:table-cell>
          <table:table-cell office:value-type="float" office:value="68.43" calcext:value-type="float">
            <text:p>68.43</text:p>
          </table:table-cell>
          <table:table-cell office:value-type="float" office:value="66.68" calcext:value-type="float">
            <text:p>66.68</text:p>
          </table:table-cell>
          <table:table-cell office:value-type="float" office:value="1.75" calcext:value-type="float">
            <text:p>1.75</text:p>
          </table:table-cell>
          <table:table-cell office:value-type="float" office:value="1.47" calcext:value-type="float">
            <text:p>1.47</text:p>
          </table:table-cell>
          <table:table-cell office:value-type="float" office:value="0.28" calcext:value-type="float">
            <text:p>0.28</text:p>
          </table:table-cell>
          <table:table-cell office:value-type="float" office:value="1.75" calcext:value-type="float">
            <text:p>1.75</text:p>
          </table:table-cell>
          <table:table-cell office:value-type="float" office:value="1.286932599" calcext:value-type="float">
            <text:p>1.286932599</text:p>
          </table:table-cell>
          <table:table-cell office:value-type="float" office:value="63.6942022031" calcext:value-type="float">
            <text:p>63.6942022031</text:p>
          </table:table-cell>
          <table:table-cell office:value-type="float" office:value="71.4157977969" calcext:value-type="float">
            <text:p>71.4157977969</text:p>
          </table:table-cell>
          <table:table-cell office:value-type="float" office:value="63.6942022031" calcext:value-type="float">
            <text:p>63.6942022031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1-22 00:00:00+00:00</text:p>
          </table:table-cell>
          <table:table-cell office:value-type="float" office:value="67.94" calcext:value-type="float">
            <text:p>67.94</text:p>
          </table:table-cell>
          <table:table-cell office:value-type="float" office:value="68.63" calcext:value-type="float">
            <text:p>68.63</text:p>
          </table:table-cell>
          <table:table-cell office:value-type="float" office:value="67.75" calcext:value-type="float">
            <text:p>67.75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04" calcext:value-type="float">
            <text:p>0.04</text:p>
          </table:table-cell>
          <table:table-cell office:value-type="float" office:value="0.92" calcext:value-type="float">
            <text:p>0.92</text:p>
          </table:table-cell>
          <table:table-cell office:value-type="float" office:value="1.2502393391" calcext:value-type="float">
            <text:p>1.2502393391</text:p>
          </table:table-cell>
          <table:table-cell office:value-type="float" office:value="64.4392819828" calcext:value-type="float">
            <text:p>64.4392819828</text:p>
          </table:table-cell>
          <table:table-cell office:value-type="float" office:value="71.9407180172" calcext:value-type="float">
            <text:p>71.9407180172</text:p>
          </table:table-cell>
          <table:table-cell office:value-type="float" office:value="64.4392819828" calcext:value-type="float">
            <text:p>64.4392819828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1-23 00:00:00+00:00</text:p>
          </table:table-cell>
          <table:table-cell office:value-type="float" office:value="68" calcext:value-type="float">
            <text:p>68</text:p>
          </table:table-cell>
          <table:table-cell office:value-type="float" office:value="68.29" calcext:value-type="float">
            <text:p>68.29</text:p>
          </table:table-cell>
          <table:table-cell office:value-type="float" office:value="67.52" calcext:value-type="float">
            <text:p>67.52</text:p>
          </table:table-cell>
          <table:table-cell office:value-type="float" office:value="0.77" calcext:value-type="float">
            <text:p>0.77</text:p>
          </table:table-cell>
          <table:table-cell office:value-type="float" office:value="0.35" calcext:value-type="float">
            <text:p>0.35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1.2022154052" calcext:value-type="float">
            <text:p>1.2022154052</text:p>
          </table:table-cell>
          <table:table-cell office:value-type="float" office:value="64.2983537845" calcext:value-type="float">
            <text:p>64.2983537845</text:p>
          </table:table-cell>
          <table:table-cell office:value-type="float" office:value="71.5116462155" calcext:value-type="float">
            <text:p>71.5116462155</text:p>
          </table:table-cell>
          <table:table-cell office:value-type="float" office:value="64.4392819828" calcext:value-type="float">
            <text:p>64.4392819828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1-24 00:00:00+00:00</text:p>
          </table:table-cell>
          <table:table-cell office:value-type="float" office:value="69.02" calcext:value-type="float">
            <text:p>69.02</text:p>
          </table:table-cell>
          <table:table-cell office:value-type="float" office:value="69.12" calcext:value-type="float">
            <text:p>69.12</text:p>
          </table:table-cell>
          <table:table-cell office:value-type="float" office:value="67.84" calcext:value-type="float">
            <text:p>67.84</text:p>
          </table:table-cell>
          <table:table-cell office:value-type="float" office:value="1.28" calcext:value-type="float">
            <text:p>1.28</text:p>
          </table:table-cell>
          <table:table-cell office:value-type="float" office:value="1.12" calcext:value-type="float">
            <text:p>1.12</text:p>
          </table:table-cell>
          <table:table-cell office:value-type="float" office:value="0.16" calcext:value-type="float">
            <text:p>0.16</text:p>
          </table:table-cell>
          <table:table-cell office:value-type="float" office:value="1.28" calcext:value-type="float">
            <text:p>1.28</text:p>
          </table:table-cell>
          <table:table-cell office:value-type="float" office:value="1.2099938646" calcext:value-type="float">
            <text:p>1.2099938646</text:p>
          </table:table-cell>
          <table:table-cell office:value-type="float" office:value="64.8500184061" calcext:value-type="float">
            <text:p>64.8500184061</text:p>
          </table:table-cell>
          <table:table-cell office:value-type="float" office:value="72.1099815939" calcext:value-type="float">
            <text:p>72.1099815939</text:p>
          </table:table-cell>
          <table:table-cell office:value-type="float" office:value="64.8500184061" calcext:value-type="float">
            <text:p>64.8500184061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1-27 00:00:00+00:00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4" calcext:value-type="float">
            <text:p>69.54</text:p>
          </table:table-cell>
          <table:table-cell office:value-type="float" office:value="68.54" calcext:value-type="float">
            <text:p>68.54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1.1889944782" calcext:value-type="float">
            <text:p>1.1889944782</text:p>
          </table:table-cell>
          <table:table-cell office:value-type="float" office:value="65.4730165654" calcext:value-type="float">
            <text:p>65.4730165654</text:p>
          </table:table-cell>
          <table:table-cell office:value-type="float" office:value="72.6069834346" calcext:value-type="float">
            <text:p>72.6069834346</text:p>
          </table:table-cell>
          <table:table-cell office:value-type="float" office:value="65.4730165654" calcext:value-type="float">
            <text:p>65.4730165654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1-28 00:00:00+00:00</text:p>
          </table:table-cell>
          <table:table-cell office:value-type="float" office:value="68.56" calcext:value-type="float">
            <text:p>68.56</text:p>
          </table:table-cell>
          <table:table-cell office:value-type="float" office:value="69.3" calcext:value-type="float">
            <text:p>69.3</text:p>
          </table:table-cell>
          <table:table-cell office:value-type="float" office:value="68.4" calcext:value-type="float">
            <text:p>68.4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float" office:value="1.1600950304" calcext:value-type="float">
            <text:p>1.1600950304</text:p>
          </table:table-cell>
          <table:table-cell office:value-type="float" office:value="65.3697149089" calcext:value-type="float">
            <text:p>65.3697149089</text:p>
          </table:table-cell>
          <table:table-cell office:value-type="float" office:value="72.3302850911" calcext:value-type="float">
            <text:p>72.3302850911</text:p>
          </table:table-cell>
          <table:table-cell office:value-type="float" office:value="65.4730165654" calcext:value-type="float">
            <text:p>65.4730165654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1-29 00:00:00+00:00</text:p>
          </table:table-cell>
          <table:table-cell office:value-type="float" office:value="68.8" calcext:value-type="float">
            <text:p>68.8</text:p>
          </table:table-cell>
          <table:table-cell office:value-type="float" office:value="69.29" calcext:value-type="float">
            <text:p>69.29</text:p>
          </table:table-cell>
          <table:table-cell office:value-type="float" office:value="68.76" calcext:value-type="float">
            <text:p>68.76</text:p>
          </table:table-cell>
          <table:table-cell office:value-type="float" office:value="0.53" calcext:value-type="float">
            <text:p>0.53</text:p>
          </table:table-cell>
          <table:table-cell office:value-type="float" office:value="0.73" calcext:value-type="float">
            <text:p>0.73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office:value-type="float" office:value="1.1170855273" calcext:value-type="float">
            <text:p>1.1170855273</text:p>
          </table:table-cell>
          <table:table-cell office:value-type="float" office:value="65.673743418" calcext:value-type="float">
            <text:p>65.673743418</text:p>
          </table:table-cell>
          <table:table-cell office:value-type="float" office:value="72.376256582" calcext:value-type="float">
            <text:p>72.376256582</text:p>
          </table:table-cell>
          <table:table-cell office:value-type="float" office:value="65.673743418" calcext:value-type="float">
            <text:p>65.673743418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1-30 00:00:00+00:00</text:p>
          </table:table-cell>
          <table:table-cell office:value-type="float" office:value="68.73" calcext:value-type="float">
            <text:p>68.73</text:p>
          </table:table-cell>
          <table:table-cell office:value-type="float" office:value="69.19" calcext:value-type="float">
            <text:p>69.19</text:p>
          </table:table-cell>
          <table:table-cell office:value-type="float" office:value="68.43" calcext:value-type="float">
            <text:p>68.43</text:p>
          </table:table-cell>
          <table:table-cell office:value-type="float" office:value="0.76" calcext:value-type="float">
            <text:p>0.76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76" calcext:value-type="float">
            <text:p>0.76</text:p>
          </table:table-cell>
          <table:table-cell office:value-type="float" office:value="1.0813769746" calcext:value-type="float">
            <text:p>1.0813769746</text:p>
          </table:table-cell>
          <table:table-cell office:value-type="float" office:value="65.5658690762" calcext:value-type="float">
            <text:p>65.5658690762</text:p>
          </table:table-cell>
          <table:table-cell office:value-type="float" office:value="72.0541309238" calcext:value-type="float">
            <text:p>72.0541309238</text:p>
          </table:table-cell>
          <table:table-cell office:value-type="float" office:value="65.673743418" calcext:value-type="float">
            <text:p>65.673743418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2-01 00:00:00+00:00</text:p>
          </table:table-cell>
          <table:table-cell office:value-type="float" office:value="68.39" calcext:value-type="float">
            <text:p>68.39</text:p>
          </table:table-cell>
          <table:table-cell office:value-type="float" office:value="69.06" calcext:value-type="float">
            <text:p>69.06</text:p>
          </table:table-cell>
          <table:table-cell office:value-type="float" office:value="68.07" calcext:value-type="float">
            <text:p>68.07</text:p>
          </table:table-cell>
          <table:table-cell office:value-type="float" office:value="0.99" calcext:value-type="float">
            <text:p>0.99</text:p>
          </table:table-cell>
          <table:table-cell office:value-type="float" office:value="0.33" calcext:value-type="float">
            <text:p>0.33</text:p>
          </table:table-cell>
          <table:table-cell office:value-type="float" office:value="0.66" calcext:value-type="float">
            <text:p>0.66</text:p>
          </table:table-cell>
          <table:table-cell office:value-type="float" office:value="0.99" calcext:value-type="float">
            <text:p>0.99</text:p>
          </table:table-cell>
          <table:table-cell office:value-type="float" office:value="1.0722392771" calcext:value-type="float">
            <text:p>1.0722392771</text:p>
          </table:table-cell>
          <table:table-cell office:value-type="float" office:value="65.3482821686" calcext:value-type="float">
            <text:p>65.3482821686</text:p>
          </table:table-cell>
          <table:table-cell office:value-type="float" office:value="71.7817178314" calcext:value-type="float">
            <text:p>71.7817178314</text:p>
          </table:table-cell>
          <table:table-cell office:value-type="float" office:value="65.673743418" calcext:value-type="float">
            <text:p>65.673743418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2-04 00:00:00+00:00</text:p>
          </table:table-cell>
          <table:table-cell office:value-type="float" office:value="69.54" calcext:value-type="float">
            <text:p>69.54</text:p>
          </table:table-cell>
          <table:table-cell office:value-type="float" office:value="69.59" calcext:value-type="float">
            <text:p>69.59</text:p>
          </table:table-cell>
          <table:table-cell office:value-type="float" office:value="68.87" calcext:value-type="float">
            <text:p>68.87</text:p>
          </table:table-cell>
          <table:table-cell office:value-type="float" office:value="0.72" calcext:value-type="float">
            <text:p>0.72</text:p>
          </table:table-cell>
          <table:table-cell office:value-type="float" office:value="1.2" calcext:value-type="float">
            <text:p>1.2</text:p>
          </table:table-cell>
          <table:table-cell office:value-type="float" office:value="0.48" calcext:value-type="float">
            <text:p>0.48</text:p>
          </table:table-cell>
          <table:table-cell office:value-type="float" office:value="1.2" calcext:value-type="float">
            <text:p>1.2</text:p>
          </table:table-cell>
          <table:table-cell office:value-type="float" office:value="1.0850153494" calcext:value-type="float">
            <text:p>1.0850153494</text:p>
          </table:table-cell>
          <table:table-cell office:value-type="float" office:value="65.9749539517" calcext:value-type="float">
            <text:p>65.9749539517</text:p>
          </table:table-cell>
          <table:table-cell office:value-type="float" office:value="72.4850460483" calcext:value-type="float">
            <text:p>72.4850460483</text:p>
          </table:table-cell>
          <table:table-cell office:value-type="float" office:value="65.9749539517" calcext:value-type="float">
            <text:p>65.9749539517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2-05 00:00:00+00:00</text:p>
          </table:table-cell>
          <table:table-cell office:value-type="float" office:value="69.28" calcext:value-type="float">
            <text:p>69.28</text:p>
          </table:table-cell>
          <table:table-cell office:value-type="float" office:value="70.2" calcext:value-type="float">
            <text:p>70.2</text:p>
          </table:table-cell>
          <table:table-cell office:value-type="float" office:value="69.18" calcext:value-type="float">
            <text:p>69.18</text:p>
          </table:table-cell>
          <table:table-cell office:value-type="float" office:value="1.02" calcext:value-type="float">
            <text:p>1.02</text:p>
          </table:table-cell>
          <table:table-cell office:value-type="float" office:value="0.66" calcext:value-type="float">
            <text:p>0.66</text:p>
          </table:table-cell>
          <table:table-cell office:value-type="float" office:value="0.36" calcext:value-type="float">
            <text:p>0.36</text:p>
          </table:table-cell>
          <table:table-cell office:value-type="float" office:value="1.02" calcext:value-type="float">
            <text:p>1.02</text:p>
          </table:table-cell>
          <table:table-cell office:value-type="float" office:value="1.0785138145" calcext:value-type="float">
            <text:p>1.0785138145</text:p>
          </table:table-cell>
          <table:table-cell office:value-type="float" office:value="66.4544585566" calcext:value-type="float">
            <text:p>66.4544585566</text:p>
          </table:table-cell>
          <table:table-cell office:value-type="float" office:value="72.9255414434" calcext:value-type="float">
            <text:p>72.9255414434</text:p>
          </table:table-cell>
          <table:table-cell office:value-type="float" office:value="66.4544585566" calcext:value-type="float">
            <text:p>66.4544585566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2-06 00:00:00+00:00</text:p>
          </table:table-cell>
          <table:table-cell office:value-type="float" office:value="68.43" calcext:value-type="float">
            <text:p>68.43</text:p>
          </table:table-cell>
          <table:table-cell office:value-type="float" office:value="68.98" calcext:value-type="float">
            <text:p>68.98</text:p>
          </table:table-cell>
          <table:table-cell office:value-type="float" office:value="68.27" calcext:value-type="float">
            <text:p>68.27</text:p>
          </table:table-cell>
          <table:table-cell office:value-type="float" office:value="0.71" calcext:value-type="float">
            <text:p>0.7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1.071662433" calcext:value-type="float">
            <text:p>1.071662433</text:p>
          </table:table-cell>
          <table:table-cell office:value-type="float" office:value="65.4100127009" calcext:value-type="float">
            <text:p>65.4100127009</text:p>
          </table:table-cell>
          <table:table-cell office:value-type="float" office:value="71.8399872991" calcext:value-type="float">
            <text:p>71.8399872991</text:p>
          </table:table-cell>
          <table:table-cell office:value-type="float" office:value="66.4544585566" calcext:value-type="float">
            <text:p>66.4544585566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2-07 00:00:00+00:00</text:p>
          </table:table-cell>
          <table:table-cell office:value-type="float" office:value="70.03" calcext:value-type="float">
            <text:p>70.03</text:p>
          </table:table-cell>
          <table:table-cell office:value-type="float" office:value="70.09" calcext:value-type="float">
            <text:p>70.09</text:p>
          </table:table-cell>
          <table:table-cell office:value-type="float" office:value="68.56" calcext:value-type="float">
            <text:p>68.56</text:p>
          </table:table-cell>
          <table:table-cell office:value-type="float" office:value="1.53" calcext:value-type="float">
            <text:p>1.53</text:p>
          </table:table-cell>
          <table:table-cell office:value-type="float" office:value="1.66" calcext:value-type="float">
            <text:p>1.66</text:p>
          </table:table-cell>
          <table:table-cell office:value-type="float" office:value="0.13" calcext:value-type="float">
            <text:p>0.13</text:p>
          </table:table-cell>
          <table:table-cell office:value-type="float" office:value="1.66" calcext:value-type="float">
            <text:p>1.66</text:p>
          </table:table-cell>
          <table:table-cell office:value-type="float" office:value="1.1304961897" calcext:value-type="float">
            <text:p>1.1304961897</text:p>
          </table:table-cell>
          <table:table-cell office:value-type="float" office:value="65.9335114308" calcext:value-type="float">
            <text:p>65.9335114308</text:p>
          </table:table-cell>
          <table:table-cell office:value-type="float" office:value="72.7164885692" calcext:value-type="float">
            <text:p>72.7164885692</text:p>
          </table:table-cell>
          <table:table-cell office:value-type="float" office:value="66.4544585566" calcext:value-type="float">
            <text:p>66.4544585566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-1" calcext:value-type="float">
            <text:p>-1</text:p>
          </table:table-cell>
          <table:table-cell office:value-type="float" office:value="70.8014419966" calcext:value-type="float">
            <text:p>70.8014419966</text:p>
          </table:table-cell>
        </table:table-row>
        <table:table-row table:style-name="ro1">
          <table:table-cell office:value-type="string" calcext:value-type="string">
            <text:p>2017-12-08 00:00:00+00:00</text:p>
          </table:table-cell>
          <table:table-cell office:value-type="float" office:value="72" calcext:value-type="float">
            <text:p>72</text:p>
          </table:table-cell>
          <table:table-cell office:value-type="float" office:value="72.5" calcext:value-type="float">
            <text:p>72.5</text:p>
          </table:table-cell>
          <table:table-cell office:value-type="float" office:value="70.53" calcext:value-type="float">
            <text:p>70.53</text:p>
          </table:table-cell>
          <table:table-cell office:value-type="float" office:value="1.97" calcext:value-type="float">
            <text:p>1.97</text:p>
          </table:table-cell>
          <table:table-cell office:value-type="float" office:value="2.47" calcext:value-type="float">
            <text:p>2.47</text:p>
          </table:table-cell>
          <table:table-cell office:value-type="float" office:value="0.5" calcext:value-type="float">
            <text:p>0.5</text:p>
          </table:table-cell>
          <table:table-cell office:value-type="float" office:value="2.47" calcext:value-type="float">
            <text:p>2.47</text:p>
          </table:table-cell>
          <table:table-cell office:value-type="float" office:value="1.2644465708" calcext:value-type="float">
            <text:p>1.2644465708</text:p>
          </table:table-cell>
          <table:table-cell office:value-type="float" office:value="67.7216602877" calcext:value-type="float">
            <text:p>67.7216602877</text:p>
          </table:table-cell>
          <table:table-cell office:value-type="float" office:value="75.3083397123" calcext:value-type="float">
            <text:p>75.3083397123</text:p>
          </table:table-cell>
          <table:table-cell office:value-type="float" office:value="67.7216602877" calcext:value-type="float">
            <text:p>67.7216602877</text:p>
          </table:table-cell>
          <table:table-cell office:value-type="float" office:value="70.8014419966" calcext:value-type="float">
            <text:p>70.8014419966</text:p>
          </table:table-cell>
          <table:table-cell office:value-type="float" office:value="1" calcext:value-type="float">
            <text:p>1</text:p>
          </table:table-cell>
          <table:table-cell office:value-type="float" office:value="67.7216602877" calcext:value-type="float">
            <text:p>67.7216602877</text:p>
          </table:table-cell>
        </table:table-row>
        <table:table-row table:style-name="ro1">
          <table:table-cell office:value-type="string" calcext:value-type="string">
            <text:p>2017-12-11 00:00:00+00:00</text:p>
          </table:table-cell>
          <table:table-cell office:value-type="float" office:value="71.74" calcext:value-type="float">
            <text:p>71.74</text:p>
          </table:table-cell>
          <table:table-cell office:value-type="float" office:value="72.48" calcext:value-type="float">
            <text:p>72.48</text:p>
          </table:table-cell>
          <table:table-cell office:value-type="float" office:value="71.64" calcext:value-type="float">
            <text:p>71.64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1.2220019137" calcext:value-type="float">
            <text:p>1.2220019137</text:p>
          </table:table-cell>
          <table:table-cell office:value-type="float" office:value="68.393994259" calcext:value-type="float">
            <text:p>68.393994259</text:p>
          </table:table-cell>
          <table:table-cell office:value-type="float" office:value="75.726005741" calcext:value-type="float">
            <text:p>75.726005741</text:p>
          </table:table-cell>
          <table:table-cell office:value-type="float" office:value="68.393994259" calcext:value-type="float">
            <text:p>68.393994259</text:p>
          </table:table-cell>
          <table:table-cell office:value-type="float" office:value="75.726005741" calcext:value-type="float">
            <text:p>75.726005741</text:p>
          </table:table-cell>
          <table:table-cell office:value-type="float" office:value="1" calcext:value-type="float">
            <text:p>1</text:p>
          </table:table-cell>
          <table:table-cell office:value-type="float" office:value="68.393994259" calcext:value-type="float">
            <text:p>68.393994259</text:p>
          </table:table-cell>
        </table:table-row>
        <table:table-row table:style-name="ro1">
          <table:table-cell office:value-type="string" calcext:value-type="string">
            <text:p>2017-12-12 00:00:00+00:00</text:p>
          </table:table-cell>
          <table:table-cell office:value-type="float" office:value="72.24" calcext:value-type="float">
            <text:p>72.24</text:p>
          </table:table-cell>
          <table:table-cell office:value-type="float" office:value="72.48" calcext:value-type="float">
            <text:p>72.48</text:p>
          </table:table-cell>
          <table:table-cell office:value-type="float" office:value="71.66" calcext:value-type="float">
            <text:p>71.66</text:p>
          </table:table-cell>
          <table:table-cell office:value-type="float" office:value="0.82" calcext:value-type="float">
            <text:p>0.82</text:p>
          </table:table-cell>
          <table:table-cell office:value-type="float" office:value="0.74" calcext:value-type="float">
            <text:p>0.74</text:p>
          </table:table-cell>
          <table:table-cell office:value-type="float" office:value="0.08" calcext:value-type="float">
            <text:p>0.08</text:p>
          </table:table-cell>
          <table:table-cell office:value-type="float" office:value="0.82" calcext:value-type="float">
            <text:p>0.82</text:p>
          </table:table-cell>
          <table:table-cell office:value-type="float" office:value="1.1818017223" calcext:value-type="float">
            <text:p>1.1818017223</text:p>
          </table:table-cell>
          <table:table-cell office:value-type="float" office:value="68.5245948331" calcext:value-type="float">
            <text:p>68.5245948331</text:p>
          </table:table-cell>
          <table:table-cell office:value-type="float" office:value="75.6154051669" calcext:value-type="float">
            <text:p>75.6154051669</text:p>
          </table:table-cell>
          <table:table-cell office:value-type="float" office:value="68.5245948331" calcext:value-type="float">
            <text:p>68.5245948331</text:p>
          </table:table-cell>
          <table:table-cell office:value-type="float" office:value="75.6154051669" calcext:value-type="float">
            <text:p>75.6154051669</text:p>
          </table:table-cell>
          <table:table-cell office:value-type="float" office:value="1" calcext:value-type="float">
            <text:p>1</text:p>
          </table:table-cell>
          <table:table-cell office:value-type="float" office:value="68.5245948331" calcext:value-type="float">
            <text:p>68.5245948331</text:p>
          </table:table-cell>
        </table:table-row>
        <table:table-row table:style-name="ro1">
          <table:table-cell office:value-type="string" calcext:value-type="string">
            <text:p>2017-12-13 00:00:00+00:00</text:p>
          </table:table-cell>
          <table:table-cell office:value-type="float" office:value="71.55" calcext:value-type="float">
            <text:p>71.55</text:p>
          </table:table-cell>
          <table:table-cell office:value-type="float" office:value="72.38" calcext:value-type="float">
            <text:p>72.38</text:p>
          </table:table-cell>
          <table:table-cell office:value-type="float" office:value="71.52" calcext:value-type="float">
            <text:p>71.52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.72" calcext:value-type="float">
            <text:p>0.72</text:p>
          </table:table-cell>
          <table:table-cell office:value-type="float" office:value="0.86" calcext:value-type="float">
            <text:p>0.86</text:p>
          </table:table-cell>
          <table:table-cell office:value-type="float" office:value="1.1496215501" calcext:value-type="float">
            <text:p>1.1496215501</text:p>
          </table:table-cell>
          <table:table-cell office:value-type="float" office:value="68.5011353498" calcext:value-type="float">
            <text:p>68.5011353498</text:p>
          </table:table-cell>
          <table:table-cell office:value-type="float" office:value="75.3988646502" calcext:value-type="float">
            <text:p>75.3988646502</text:p>
          </table:table-cell>
          <table:table-cell office:value-type="float" office:value="68.5245948331" calcext:value-type="float">
            <text:p>68.5245948331</text:p>
          </table:table-cell>
          <table:table-cell office:value-type="float" office:value="75.3988646502" calcext:value-type="float">
            <text:p>75.3988646502</text:p>
          </table:table-cell>
          <table:table-cell office:value-type="float" office:value="1" calcext:value-type="float">
            <text:p>1</text:p>
          </table:table-cell>
          <table:table-cell office:value-type="float" office:value="68.5245948331" calcext:value-type="float">
            <text:p>68.5245948331</text:p>
          </table:table-cell>
        </table:table-row>
        <table:table-row table:style-name="ro1">
          <table:table-cell office:value-type="string" calcext:value-type="string">
            <text:p>2017-12-14 00:00:00+00:00</text:p>
          </table:table-cell>
          <table:table-cell office:value-type="float" office:value="71.48" calcext:value-type="float">
            <text:p>71.48</text:p>
          </table:table-cell>
          <table:table-cell office:value-type="float" office:value="72.26" calcext:value-type="float">
            <text:p>72.26</text:p>
          </table:table-cell>
          <table:table-cell office:value-type="float" office:value="70.74" calcext:value-type="float">
            <text:p>70.74</text:p>
          </table:table-cell>
          <table:table-cell office:value-type="float" office:value="1.52" calcext:value-type="float">
            <text:p>1.52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1.52" calcext:value-type="float">
            <text:p>1.52</text:p>
          </table:table-cell>
          <table:table-cell office:value-type="float" office:value="1.1866593951" calcext:value-type="float">
            <text:p>1.1866593951</text:p>
          </table:table-cell>
          <table:table-cell office:value-type="float" office:value="67.9400218148" calcext:value-type="float">
            <text:p>67.9400218148</text:p>
          </table:table-cell>
          <table:table-cell office:value-type="float" office:value="75.0599781852" calcext:value-type="float">
            <text:p>75.0599781852</text:p>
          </table:table-cell>
          <table:table-cell office:value-type="float" office:value="68.5245948331" calcext:value-type="float">
            <text:p>68.5245948331</text:p>
          </table:table-cell>
          <table:table-cell office:value-type="float" office:value="75.0599781852" calcext:value-type="float">
            <text:p>75.0599781852</text:p>
          </table:table-cell>
          <table:table-cell office:value-type="float" office:value="1" calcext:value-type="float">
            <text:p>1</text:p>
          </table:table-cell>
          <table:table-cell office:value-type="float" office:value="68.5245948331" calcext:value-type="float">
            <text:p>68.5245948331</text:p>
          </table:table-cell>
        </table:table-row>
        <table:table-row table:style-name="ro1">
          <table:table-cell office:value-type="string" calcext:value-type="string">
            <text:p>2017-12-15 00:00:00+00:00</text:p>
          </table:table-cell>
          <table:table-cell office:value-type="float" office:value="70.93" calcext:value-type="float">
            <text:p>70.93</text:p>
          </table:table-cell>
          <table:table-cell office:value-type="float" office:value="71.52" calcext:value-type="float">
            <text:p>71.52</text:p>
          </table:table-cell>
          <table:table-cell office:value-type="float" office:value="70.82" calcext:value-type="float">
            <text:p>70.82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1.1379934556" calcext:value-type="float">
            <text:p>1.1379934556</text:p>
          </table:table-cell>
          <table:table-cell office:value-type="float" office:value="67.7560196333" calcext:value-type="float">
            <text:p>67.7560196333</text:p>
          </table:table-cell>
          <table:table-cell office:value-type="float" office:value="74.5839803667" calcext:value-type="float">
            <text:p>74.5839803667</text:p>
          </table:table-cell>
          <table:table-cell office:value-type="float" office:value="68.5245948331" calcext:value-type="float">
            <text:p>68.5245948331</text:p>
          </table:table-cell>
          <table:table-cell office:value-type="float" office:value="74.5839803667" calcext:value-type="float">
            <text:p>74.5839803667</text:p>
          </table:table-cell>
          <table:table-cell office:value-type="float" office:value="1" calcext:value-type="float">
            <text:p>1</text:p>
          </table:table-cell>
          <table:table-cell office:value-type="float" office:value="68.5245948331" calcext:value-type="float">
            <text:p>68.5245948331</text:p>
          </table:table-cell>
        </table:table-row>
        <table:table-row table:style-name="ro1">
          <table:table-cell office:value-type="string" calcext:value-type="string">
            <text:p>2017-12-18 00:00:00+00:00</text:p>
          </table:table-cell>
          <table:table-cell office:value-type="float" office:value="71.21" calcext:value-type="float">
            <text:p>71.21</text:p>
          </table:table-cell>
          <table:table-cell office:value-type="float" office:value="71.62" calcext:value-type="float">
            <text:p>71.62</text:p>
          </table:table-cell>
          <table:table-cell office:value-type="float" office:value="70.91" calcext:value-type="float">
            <text:p>70.91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02" calcext:value-type="float">
            <text:p>0.02</text:p>
          </table:table-cell>
          <table:table-cell office:value-type="float" office:value="0.71" calcext:value-type="float">
            <text:p>0.71</text:p>
          </table:table-cell>
          <table:table-cell office:value-type="float" office:value="1.09519411" calcext:value-type="float">
            <text:p>1.09519411</text:p>
          </table:table-cell>
          <table:table-cell office:value-type="float" office:value="67.97941767" calcext:value-type="float">
            <text:p>67.97941767</text:p>
          </table:table-cell>
          <table:table-cell office:value-type="float" office:value="74.55058233" calcext:value-type="float">
            <text:p>74.55058233</text:p>
          </table:table-cell>
          <table:table-cell office:value-type="float" office:value="68.5245948331" calcext:value-type="float">
            <text:p>68.5245948331</text:p>
          </table:table-cell>
          <table:table-cell office:value-type="float" office:value="74.55058233" calcext:value-type="float">
            <text:p>74.55058233</text:p>
          </table:table-cell>
          <table:table-cell office:value-type="float" office:value="1" calcext:value-type="float">
            <text:p>1</text:p>
          </table:table-cell>
          <table:table-cell office:value-type="float" office:value="68.5245948331" calcext:value-type="float">
            <text:p>68.5245948331</text:p>
          </table:table-cell>
        </table:table-row>
        <table:table-row table:style-name="ro1">
          <table:table-cell office:value-type="string" calcext:value-type="string">
            <text:p>2017-12-19 00:00:00+00:00</text:p>
          </table:table-cell>
          <table:table-cell office:value-type="float" office:value="71.85" calcext:value-type="float">
            <text:p>71.85</text:p>
          </table:table-cell>
          <table:table-cell office:value-type="float" office:value="72.09" calcext:value-type="float">
            <text:p>72.09</text:p>
          </table:table-cell>
          <table:table-cell office:value-type="float" office:value="71.06" calcext:value-type="float">
            <text:p>71.06</text:p>
          </table:table-cell>
          <table:table-cell office:value-type="float" office:value="1.03" calcext:value-type="float">
            <text:p>1.03</text:p>
          </table:table-cell>
          <table:table-cell office:value-type="float" office:value="0.88" calcext:value-type="float">
            <text:p>0.88</text:p>
          </table:table-cell>
          <table:table-cell office:value-type="float" office:value="0.15" calcext:value-type="float">
            <text:p>0.15</text:p>
          </table:table-cell>
          <table:table-cell office:value-type="float" office:value="1.03" calcext:value-type="float">
            <text:p>1.03</text:p>
          </table:table-cell>
          <table:table-cell office:value-type="float" office:value="1.088674699" calcext:value-type="float">
            <text:p>1.088674699</text:p>
          </table:table-cell>
          <table:table-cell office:value-type="float" office:value="68.308975903" calcext:value-type="float">
            <text:p>68.308975903</text:p>
          </table:table-cell>
          <table:table-cell office:value-type="float" office:value="74.841024097" calcext:value-type="float">
            <text:p>74.841024097</text:p>
          </table:table-cell>
          <table:table-cell office:value-type="float" office:value="68.5245948331" calcext:value-type="float">
            <text:p>68.5245948331</text:p>
          </table:table-cell>
          <table:table-cell office:value-type="float" office:value="74.55058233" calcext:value-type="float">
            <text:p>74.55058233</text:p>
          </table:table-cell>
          <table:table-cell office:value-type="float" office:value="1" calcext:value-type="float">
            <text:p>1</text:p>
          </table:table-cell>
          <table:table-cell office:value-type="float" office:value="68.5245948331" calcext:value-type="float">
            <text:p>68.5245948331</text:p>
          </table:table-cell>
        </table:table-row>
        <table:table-row table:style-name="ro1">
          <table:table-cell office:value-type="string" calcext:value-type="string">
            <text:p>2017-12-20 00:00:00+00:00</text:p>
          </table:table-cell>
          <table:table-cell office:value-type="float" office:value="71.49" calcext:value-type="float">
            <text:p>71.49</text:p>
          </table:table-cell>
          <table:table-cell office:value-type="float" office:value="71.98" calcext:value-type="float">
            <text:p>71.98</text:p>
          </table:table-cell>
          <table:table-cell office:value-type="float" office:value="71.3" calcext:value-type="float">
            <text:p>71.3</text:p>
          </table:table-cell>
          <table:table-cell office:value-type="float" office:value="0.68" calcext:value-type="float">
            <text:p>0.68</text:p>
          </table:table-cell>
          <table:table-cell office:value-type="float" office:value="0.13" calcext:value-type="float">
            <text:p>0.13</text:p>
          </table:table-cell>
          <table:table-cell office:value-type="float" office:value="0.55" calcext:value-type="float">
            <text:p>0.55</text:p>
          </table:table-cell>
          <table:table-cell office:value-type="float" office:value="0.68" calcext:value-type="float">
            <text:p>0.68</text:p>
          </table:table-cell>
          <table:table-cell office:value-type="float" office:value="1.0478072291" calcext:value-type="float">
            <text:p>1.0478072291</text:p>
          </table:table-cell>
          <table:table-cell office:value-type="float" office:value="68.4965783127" calcext:value-type="float">
            <text:p>68.4965783127</text:p>
          </table:table-cell>
          <table:table-cell office:value-type="float" office:value="74.7834216873" calcext:value-type="float">
            <text:p>74.7834216873</text:p>
          </table:table-cell>
          <table:table-cell office:value-type="float" office:value="68.5245948331" calcext:value-type="float">
            <text:p>68.5245948331</text:p>
          </table:table-cell>
          <table:table-cell office:value-type="float" office:value="74.55058233" calcext:value-type="float">
            <text:p>74.55058233</text:p>
          </table:table-cell>
          <table:table-cell office:value-type="float" office:value="1" calcext:value-type="float">
            <text:p>1</text:p>
          </table:table-cell>
          <table:table-cell office:value-type="float" office:value="68.5245948331" calcext:value-type="float">
            <text:p>68.5245948331</text:p>
          </table:table-cell>
        </table:table-row>
        <table:table-row table:style-name="ro1">
          <table:table-cell office:value-type="string" calcext:value-type="string">
            <text:p>2017-12-21 00:00:00+00:00</text:p>
          </table:table-cell>
          <table:table-cell office:value-type="float" office:value="71.46" calcext:value-type="float">
            <text:p>71.46</text:p>
          </table:table-cell>
          <table:table-cell office:value-type="float" office:value="71.85" calcext:value-type="float">
            <text:p>71.85</text:p>
          </table:table-cell>
          <table:table-cell office:value-type="float" office:value="71.1" calcext:value-type="float">
            <text:p>71.1</text:p>
          </table:table-cell>
          <table:table-cell office:value-type="float" office:value="0.75" calcext:value-type="float">
            <text:p>0.75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75" calcext:value-type="float">
            <text:p>0.75</text:p>
          </table:table-cell>
          <table:table-cell office:value-type="float" office:value="1.0180265062" calcext:value-type="float">
            <text:p>1.0180265062</text:p>
          </table:table-cell>
          <table:table-cell office:value-type="float" office:value="68.4209204814" calcext:value-type="float">
            <text:p>68.4209204814</text:p>
          </table:table-cell>
          <table:table-cell office:value-type="float" office:value="74.5290795186" calcext:value-type="float">
            <text:p>74.5290795186</text:p>
          </table:table-cell>
          <table:table-cell office:value-type="float" office:value="68.5245948331" calcext:value-type="float">
            <text:p>68.5245948331</text:p>
          </table:table-cell>
          <table:table-cell office:value-type="float" office:value="74.5290795186" calcext:value-type="float">
            <text:p>74.5290795186</text:p>
          </table:table-cell>
          <table:table-cell office:value-type="float" office:value="1" calcext:value-type="float">
            <text:p>1</text:p>
          </table:table-cell>
          <table:table-cell office:value-type="float" office:value="68.5245948331" calcext:value-type="float">
            <text:p>68.5245948331</text:p>
          </table:table-cell>
        </table:table-row>
        <table:table-row table:style-name="ro1">
          <table:table-cell office:value-type="string" calcext:value-type="string">
            <text:p>2017-12-22 00:00:00+00:00</text:p>
          </table:table-cell>
          <table:table-cell office:value-type="float" office:value="71.21" calcext:value-type="float">
            <text:p>71.21</text:p>
          </table:table-cell>
          <table:table-cell office:value-type="float" office:value="71.79" calcext:value-type="float">
            <text:p>71.79</text:p>
          </table:table-cell>
          <table:table-cell office:value-type="float" office:value="70.96" calcext:value-type="float">
            <text:p>70.96</text:p>
          </table:table-cell>
          <table:table-cell office:value-type="float" office:value="0.83" calcext:value-type="float">
            <text:p>0.83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992238556" calcext:value-type="float">
            <text:p>0.9992238556</text:p>
          </table:table-cell>
          <table:table-cell office:value-type="float" office:value="68.3773284333" calcext:value-type="float">
            <text:p>68.3773284333</text:p>
          </table:table-cell>
          <table:table-cell office:value-type="float" office:value="74.3726715667" calcext:value-type="float">
            <text:p>74.3726715667</text:p>
          </table:table-cell>
          <table:table-cell office:value-type="float" office:value="68.5245948331" calcext:value-type="float">
            <text:p>68.5245948331</text:p>
          </table:table-cell>
          <table:table-cell office:value-type="float" office:value="74.3726715667" calcext:value-type="float">
            <text:p>74.3726715667</text:p>
          </table:table-cell>
          <table:table-cell office:value-type="float" office:value="1" calcext:value-type="float">
            <text:p>1</text:p>
          </table:table-cell>
          <table:table-cell office:value-type="float" office:value="68.5245948331" calcext:value-type="float">
            <text:p>68.5245948331</text:p>
          </table:table-cell>
        </table:table-row>
        <table:table-row table:style-name="ro1">
          <table:table-cell office:value-type="string" calcext:value-type="string">
            <text:p>2017-12-27 00:00:00+00:00</text:p>
          </table:table-cell>
          <table:table-cell office:value-type="float" office:value="71.01" calcext:value-type="float">
            <text:p>71.01</text:p>
          </table:table-cell>
          <table:table-cell office:value-type="float" office:value="71.49" calcext:value-type="float">
            <text:p>71.49</text:p>
          </table:table-cell>
          <table:table-cell office:value-type="float" office:value="70.95" calcext:value-type="float">
            <text:p>70.95</text:p>
          </table:table-cell>
          <table:table-cell office:value-type="float" office:value="0.54" calcext:value-type="float">
            <text:p>0.54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54" calcext:value-type="float">
            <text:p>0.54</text:p>
          </table:table-cell>
          <table:table-cell office:value-type="float" office:value="0.95330147" calcext:value-type="float">
            <text:p>0.95330147</text:p>
          </table:table-cell>
          <table:table-cell office:value-type="float" office:value="68.3600955899" calcext:value-type="float">
            <text:p>68.3600955899</text:p>
          </table:table-cell>
          <table:table-cell office:value-type="float" office:value="74.0799044101" calcext:value-type="float">
            <text:p>74.0799044101</text:p>
          </table:table-cell>
          <table:table-cell office:value-type="float" office:value="68.5245948331" calcext:value-type="float">
            <text:p>68.5245948331</text:p>
          </table:table-cell>
          <table:table-cell office:value-type="float" office:value="74.0799044101" calcext:value-type="float">
            <text:p>74.0799044101</text:p>
          </table:table-cell>
          <table:table-cell office:value-type="float" office:value="1" calcext:value-type="float">
            <text:p>1</text:p>
          </table:table-cell>
          <table:table-cell office:value-type="float" office:value="68.5245948331" calcext:value-type="float">
            <text:p>68.5245948331</text:p>
          </table:table-cell>
        </table:table-row>
        <table:table-row table:style-name="ro1">
          <table:table-cell office:value-type="string" calcext:value-type="string">
            <text:p>2017-12-28 00:00:00+00:00</text:p>
          </table:table-cell>
          <table:table-cell office:value-type="float" office:value="71.09" calcext:value-type="float">
            <text:p>71.09</text:p>
          </table:table-cell>
          <table:table-cell office:value-type="float" office:value="71.38" calcext:value-type="float">
            <text:p>71.38</text:p>
          </table:table-cell>
          <table:table-cell office:value-type="float" office:value="70.95" calcext:value-type="float">
            <text:p>70.95</text:p>
          </table:table-cell>
          <table:table-cell office:value-type="float" office:value="0.43" calcext:value-type="float">
            <text:p>0.43</text:p>
          </table:table-cell>
          <table:table-cell office:value-type="float" office:value="0.37" calcext:value-type="float">
            <text:p>0.37</text:p>
          </table:table-cell>
          <table:table-cell office:value-type="float" office:value="0.06" calcext:value-type="float">
            <text:p>0.06</text:p>
          </table:table-cell>
          <table:table-cell office:value-type="float" office:value="0.43" calcext:value-type="float">
            <text:p>0.43</text:p>
          </table:table-cell>
          <table:table-cell office:value-type="float" office:value="0.900971323" calcext:value-type="float">
            <text:p>0.900971323</text:p>
          </table:table-cell>
          <table:table-cell office:value-type="float" office:value="68.4620860309" calcext:value-type="float">
            <text:p>68.4620860309</text:p>
          </table:table-cell>
          <table:table-cell office:value-type="float" office:value="73.8679139691" calcext:value-type="float">
            <text:p>73.8679139691</text:p>
          </table:table-cell>
          <table:table-cell office:value-type="float" office:value="68.5245948331" calcext:value-type="float">
            <text:p>68.5245948331</text:p>
          </table:table-cell>
          <table:table-cell office:value-type="float" office:value="73.8679139691" calcext:value-type="float">
            <text:p>73.8679139691</text:p>
          </table:table-cell>
          <table:table-cell office:value-type="float" office:value="1" calcext:value-type="float">
            <text:p>1</text:p>
          </table:table-cell>
          <table:table-cell office:value-type="float" office:value="68.5245948331" calcext:value-type="float">
            <text:p>68.5245948331</text:p>
          </table:table-cell>
        </table:table-row>
        <table:table-row table:style-name="ro1">
          <table:table-cell office:value-type="string" calcext:value-type="string">
            <text:p>2017-12-29 00:00:00+00:00</text:p>
          </table:table-cell>
          <table:table-cell office:value-type="float" office:value="71.11" calcext:value-type="float">
            <text:p>71.11</text:p>
          </table:table-cell>
          <table:table-cell office:value-type="float" office:value="71.43" calcext:value-type="float">
            <text:p>71.43</text:p>
          </table:table-cell>
          <table:table-cell office:value-type="float" office:value="70.93" calcext:value-type="float">
            <text:p>70.93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</text:p>
          </table:table-cell>
          <table:table-cell office:value-type="float" office:value="0.8608741907" calcext:value-type="float">
            <text:p>0.8608741907</text:p>
          </table:table-cell>
          <table:table-cell office:value-type="float" office:value="68.5973774279" calcext:value-type="float">
            <text:p>68.5973774279</text:p>
          </table:table-cell>
          <table:table-cell office:value-type="float" office:value="73.7626225721" calcext:value-type="float">
            <text:p>73.7626225721</text:p>
          </table:table-cell>
          <table:table-cell office:value-type="float" office:value="68.5973774279" calcext:value-type="float">
            <text:p>68.5973774279</text:p>
          </table:table-cell>
          <table:table-cell office:value-type="float" office:value="73.7626225721" calcext:value-type="float">
            <text:p>73.7626225721</text:p>
          </table:table-cell>
          <table:table-cell office:value-type="float" office:value="1" calcext:value-type="float">
            <text:p>1</text:p>
          </table:table-cell>
          <table:table-cell office:value-type="float" office:value="68.5973774279" calcext:value-type="float">
            <text:p>68.5973774279</text:p>
          </table:table-cell>
        </table:table-row>
        <table:table-row table:style-name="ro1">
          <table:table-cell office:value-type="string" calcext:value-type="string">
            <text:p>2018-01-02 00:00:00+00:00</text:p>
          </table:table-cell>
          <table:table-cell office:value-type="float" office:value="71" calcext:value-type="float">
            <text:p>71</text:p>
          </table:table-cell>
          <table:table-cell office:value-type="float" office:value="71.64" calcext:value-type="float">
            <text:p>71.64</text:p>
          </table:table-cell>
          <table:table-cell office:value-type="float" office:value="70.36" calcext:value-type="float">
            <text:p>70.36</text:p>
          </table:table-cell>
          <table:table-cell office:value-type="float" office:value="1.28" calcext:value-type="float">
            <text:p>1.28</text:p>
          </table:table-cell>
          <table:table-cell office:value-type="float" office:value="0.53" calcext:value-type="float">
            <text:p>0.53</text:p>
          </table:table-cell>
          <table:table-cell office:value-type="float" office:value="0.75" calcext:value-type="float">
            <text:p>0.75</text:p>
          </table:table-cell>
          <table:table-cell office:value-type="float" office:value="1.28" calcext:value-type="float">
            <text:p>1.28</text:p>
          </table:table-cell>
          <table:table-cell office:value-type="float" office:value="0.9027867716" calcext:value-type="float">
            <text:p>0.9027867716</text:p>
          </table:table-cell>
          <table:table-cell office:value-type="float" office:value="68.2916396851" calcext:value-type="float">
            <text:p>68.2916396851</text:p>
          </table:table-cell>
          <table:table-cell office:value-type="float" office:value="73.7083603149" calcext:value-type="float">
            <text:p>73.7083603149</text:p>
          </table:table-cell>
          <table:table-cell office:value-type="float" office:value="68.5973774279" calcext:value-type="float">
            <text:p>68.5973774279</text:p>
          </table:table-cell>
          <table:table-cell office:value-type="float" office:value="73.7083603149" calcext:value-type="float">
            <text:p>73.7083603149</text:p>
          </table:table-cell>
          <table:table-cell office:value-type="float" office:value="1" calcext:value-type="float">
            <text:p>1</text:p>
          </table:table-cell>
          <table:table-cell office:value-type="float" office:value="68.5973774279" calcext:value-type="float">
            <text:p>68.5973774279</text:p>
          </table:table-cell>
        </table:table-row>
        <table:table-row table:style-name="ro1">
          <table:table-cell office:value-type="string" calcext:value-type="string">
            <text:p>2018-01-03 00:00:00+00:00</text:p>
          </table:table-cell>
          <table:table-cell office:value-type="float" office:value="71.26" calcext:value-type="float">
            <text:p>71.26</text:p>
          </table:table-cell>
          <table:table-cell office:value-type="float" office:value="71.56" calcext:value-type="float">
            <text:p>71.56</text:p>
          </table:table-cell>
          <table:table-cell office:value-type="float" office:value="70.86" calcext:value-type="float">
            <text:p>70.86</text:p>
          </table:table-cell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  <table:table-cell office:value-type="float" office:value="0.14" calcext:value-type="float">
            <text:p>0.14</text:p>
          </table:table-cell>
          <table:table-cell office:value-type="float" office:value="0.7" calcext:value-type="float">
            <text:p>0.7</text:p>
          </table:table-cell>
          <table:table-cell office:value-type="float" office:value="0.8825080945" calcext:value-type="float">
            <text:p>0.8825080945</text:p>
          </table:table-cell>
          <table:table-cell office:value-type="float" office:value="68.5624757166" calcext:value-type="float">
            <text:p>68.5624757166</text:p>
          </table:table-cell>
          <table:table-cell office:value-type="float" office:value="73.8575242834" calcext:value-type="float">
            <text:p>73.8575242834</text:p>
          </table:table-cell>
          <table:table-cell office:value-type="float" office:value="68.5973774279" calcext:value-type="float">
            <text:p>68.5973774279</text:p>
          </table:table-cell>
          <table:table-cell office:value-type="float" office:value="73.7083603149" calcext:value-type="float">
            <text:p>73.7083603149</text:p>
          </table:table-cell>
          <table:table-cell office:value-type="float" office:value="1" calcext:value-type="float">
            <text:p>1</text:p>
          </table:table-cell>
          <table:table-cell office:value-type="float" office:value="68.5973774279" calcext:value-type="float">
            <text:p>68.5973774279</text:p>
          </table:table-cell>
        </table:table-row>
        <table:table-row table:style-name="ro1">
          <table:table-cell office:value-type="string" calcext:value-type="string">
            <text:p>2018-01-04 00:00:00+00:00</text:p>
          </table:table-cell>
          <table:table-cell office:value-type="float" office:value="72.72" calcext:value-type="float">
            <text:p>72.72</text:p>
          </table:table-cell>
          <table:table-cell office:value-type="float" office:value="73.18" calcext:value-type="float">
            <text:p>73.18</text:p>
          </table:table-cell>
          <table:table-cell office:value-type="float" office:value="71.6" calcext:value-type="float">
            <text:p>71.6</text:p>
          </table:table-cell>
          <table:table-cell office:value-type="float" office:value="1.58" calcext:value-type="float">
            <text:p>1.58</text:p>
          </table:table-cell>
          <table:table-cell office:value-type="float" office:value="1.92" calcext:value-type="float">
            <text:p>1.92</text:p>
          </table:table-cell>
          <table:table-cell office:value-type="float" office:value="0.34" calcext:value-type="float">
            <text:p>0.34</text:p>
          </table:table-cell>
          <table:table-cell office:value-type="float" office:value="1.92" calcext:value-type="float">
            <text:p>1.92</text:p>
          </table:table-cell>
          <table:table-cell office:value-type="float" office:value="0.986257285" calcext:value-type="float">
            <text:p>0.986257285</text:p>
          </table:table-cell>
          <table:table-cell office:value-type="float" office:value="69.4312281449" calcext:value-type="float">
            <text:p>69.4312281449</text:p>
          </table:table-cell>
          <table:table-cell office:value-type="float" office:value="75.3487718551" calcext:value-type="float">
            <text:p>75.3487718551</text:p>
          </table:table-cell>
          <table:table-cell office:value-type="float" office:value="69.4312281449" calcext:value-type="float">
            <text:p>69.4312281449</text:p>
          </table:table-cell>
          <table:table-cell office:value-type="float" office:value="73.7083603149" calcext:value-type="float">
            <text:p>73.7083603149</text:p>
          </table:table-cell>
          <table:table-cell office:value-type="float" office:value="1" calcext:value-type="float">
            <text:p>1</text:p>
          </table:table-cell>
          <table:table-cell office:value-type="float" office:value="69.4312281449" calcext:value-type="float">
            <text:p>69.4312281449</text:p>
          </table:table-cell>
        </table:table-row>
        <table:table-row table:style-name="ro1">
          <table:table-cell office:value-type="string" calcext:value-type="string">
            <text:p>2018-01-05 00:00:00+00:00</text:p>
          </table:table-cell>
          <table:table-cell office:value-type="float" office:value="73.4" calcext:value-type="float">
            <text:p>73.4</text:p>
          </table:table-cell>
          <table:table-cell office:value-type="float" office:value="73.62" calcext:value-type="float">
            <text:p>73.62</text:p>
          </table:table-cell>
          <table:table-cell office:value-type="float" office:value="72.82" calcext:value-type="float">
            <text:p>72.82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9776315565" calcext:value-type="float">
            <text:p>0.9776315565</text:p>
          </table:table-cell>
          <table:table-cell office:value-type="float" office:value="70.2871053304" calcext:value-type="float">
            <text:p>70.2871053304</text:p>
          </table:table-cell>
          <table:table-cell office:value-type="float" office:value="76.1528946696" calcext:value-type="float">
            <text:p>76.1528946696</text:p>
          </table:table-cell>
          <table:table-cell office:value-type="float" office:value="70.2871053304" calcext:value-type="float">
            <text:p>70.2871053304</text:p>
          </table:table-cell>
          <table:table-cell office:value-type="float" office:value="73.7083603149" calcext:value-type="float">
            <text:p>73.7083603149</text:p>
          </table:table-cell>
          <table:table-cell office:value-type="float" office:value="1" calcext:value-type="float">
            <text:p>1</text:p>
          </table:table-cell>
          <table:table-cell office:value-type="float" office:value="70.2871053304" calcext:value-type="float">
            <text:p>70.2871053304</text:p>
          </table:table-cell>
        </table:table-row>
        <table:table-row table:style-name="ro1">
          <table:table-cell office:value-type="string" calcext:value-type="string">
            <text:p>2018-01-08 00:00:00+00:00</text:p>
          </table:table-cell>
          <table:table-cell office:value-type="float" office:value="72.94" calcext:value-type="float">
            <text:p>72.94</text:p>
          </table:table-cell>
          <table:table-cell office:value-type="float" office:value="73.92" calcext:value-type="float">
            <text:p>73.92</text:p>
          </table:table-cell>
          <table:table-cell office:value-type="float" office:value="72.94" calcext:value-type="float">
            <text:p>72.94</text:p>
          </table:table-cell>
          <table:table-cell office:value-type="float" office:value="0.98" calcext:value-type="float">
            <text:p>0.98</text:p>
          </table:table-cell>
          <table:table-cell office:value-type="float" office:value="0.52" calcext:value-type="float">
            <text:p>0.52</text:p>
          </table:table-cell>
          <table:table-cell office:value-type="float" office:value="0.46" calcext:value-type="float">
            <text:p>0.46</text:p>
          </table:table-cell>
          <table:table-cell office:value-type="float" office:value="0.98" calcext:value-type="float">
            <text:p>0.98</text:p>
          </table:table-cell>
          <table:table-cell office:value-type="float" office:value="0.9778684009" calcext:value-type="float">
            <text:p>0.9778684009</text:p>
          </table:table-cell>
          <table:table-cell office:value-type="float" office:value="70.4963947974" calcext:value-type="float">
            <text:p>70.4963947974</text:p>
          </table:table-cell>
          <table:table-cell office:value-type="float" office:value="76.3636052026" calcext:value-type="float">
            <text:p>76.3636052026</text:p>
          </table:table-cell>
          <table:table-cell office:value-type="float" office:value="70.4963947974" calcext:value-type="float">
            <text:p>70.4963947974</text:p>
          </table:table-cell>
          <table:table-cell office:value-type="float" office:value="73.7083603149" calcext:value-type="float">
            <text:p>73.7083603149</text:p>
          </table:table-cell>
          <table:table-cell office:value-type="float" office:value="1" calcext:value-type="float">
            <text:p>1</text:p>
          </table:table-cell>
          <table:table-cell office:value-type="float" office:value="70.4963947974" calcext:value-type="float">
            <text:p>70.4963947974</text:p>
          </table:table-cell>
        </table:table-row>
        <table:table-row table:style-name="ro1">
          <table:table-cell office:value-type="string" calcext:value-type="string">
            <text:p>2018-01-09 00:00:00+00:00</text:p>
          </table:table-cell>
          <table:table-cell office:value-type="float" office:value="73.4" calcext:value-type="float">
            <text:p>73.4</text:p>
          </table:table-cell>
          <table:table-cell office:value-type="float" office:value="73.6" calcext:value-type="float">
            <text:p>73.6</text:p>
          </table:table-cell>
          <table:table-cell office:value-type="float" office:value="72.92" calcext:value-type="float">
            <text:p>72.92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02" calcext:value-type="float">
            <text:p>0.02</text:p>
          </table:table-cell>
          <table:table-cell office:value-type="float" office:value="0.68" calcext:value-type="float">
            <text:p>0.68</text:p>
          </table:table-cell>
          <table:table-cell office:value-type="float" office:value="0.9480815608" calcext:value-type="float">
            <text:p>0.9480815608</text:p>
          </table:table-cell>
          <table:table-cell office:value-type="float" office:value="70.4157553176" calcext:value-type="float">
            <text:p>70.4157553176</text:p>
          </table:table-cell>
          <table:table-cell office:value-type="float" office:value="76.1042446824" calcext:value-type="float">
            <text:p>76.1042446824</text:p>
          </table:table-cell>
          <table:table-cell office:value-type="float" office:value="70.4963947974" calcext:value-type="float">
            <text:p>70.4963947974</text:p>
          </table:table-cell>
          <table:table-cell office:value-type="float" office:value="73.7083603149" calcext:value-type="float">
            <text:p>73.7083603149</text:p>
          </table:table-cell>
          <table:table-cell office:value-type="float" office:value="1" calcext:value-type="float">
            <text:p>1</text:p>
          </table:table-cell>
          <table:table-cell office:value-type="float" office:value="70.4963947974" calcext:value-type="float">
            <text:p>70.4963947974</text:p>
          </table:table-cell>
        </table:table-row>
        <table:table-row table:style-name="ro1">
          <table:table-cell office:value-type="string" calcext:value-type="string">
            <text:p>2018-01-11 00:00:00+00:00</text:p>
          </table:table-cell>
          <table:table-cell office:value-type="float" office:value="75.18" calcext:value-type="float">
            <text:p>75.18</text:p>
          </table:table-cell>
          <table:table-cell office:value-type="float" office:value="75.72" calcext:value-type="float">
            <text:p>75.72</text:p>
          </table:table-cell>
          <table:table-cell office:value-type="float" office:value="74.78" calcext:value-type="float">
            <text:p>74.78</text:p>
          </table:table-cell>
          <table:table-cell office:value-type="float" office:value="0.94" calcext:value-type="float">
            <text:p>0.94</text:p>
          </table:table-cell>
          <table:table-cell office:value-type="float" office:value="2.32" calcext:value-type="float">
            <text:p>2.32</text:p>
          </table:table-cell>
          <table:table-cell office:value-type="float" office:value="1.38" calcext:value-type="float">
            <text:p>1.38</text:p>
          </table:table-cell>
          <table:table-cell office:value-type="float" office:value="2.32" calcext:value-type="float">
            <text:p>2.32</text:p>
          </table:table-cell>
          <table:table-cell office:value-type="float" office:value="1.0852734047" calcext:value-type="float">
            <text:p>1.0852734047</text:p>
          </table:table-cell>
          <table:table-cell office:value-type="float" office:value="71.9941797859" calcext:value-type="float">
            <text:p>71.9941797859</text:p>
          </table:table-cell>
          <table:table-cell office:value-type="float" office:value="78.5058202141" calcext:value-type="float">
            <text:p>78.5058202141</text:p>
          </table:table-cell>
          <table:table-cell office:value-type="float" office:value="71.9941797859" calcext:value-type="float">
            <text:p>71.9941797859</text:p>
          </table:table-cell>
          <table:table-cell office:value-type="float" office:value="73.7083603149" calcext:value-type="float">
            <text:p>73.7083603149</text:p>
          </table:table-cell>
          <table:table-cell office:value-type="float" office:value="1" calcext:value-type="float">
            <text:p>1</text:p>
          </table:table-cell>
          <table:table-cell office:value-type="float" office:value="71.9941797859" calcext:value-type="float">
            <text:p>71.9941797859</text:p>
          </table:table-cell>
        </table:table-row>
        <table:table-row table:style-name="ro1">
          <table:table-cell office:value-type="string" calcext:value-type="string">
            <text:p>2018-01-12 00:00:00+00:00</text:p>
          </table:table-cell>
          <table:table-cell office:value-type="float" office:value="75.16" calcext:value-type="float">
            <text:p>75.16</text:p>
          </table:table-cell>
          <table:table-cell office:value-type="float" office:value="75.42" calcext:value-type="float">
            <text:p>75.42</text:p>
          </table:table-cell>
          <table:table-cell office:value-type="float" office:value="74.56" calcext:value-type="float">
            <text:p>74.56</text:p>
          </table:table-cell>
          <table:table-cell office:value-type="float" office:value="0.86" calcext:value-type="float">
            <text:p>0.86</text:p>
          </table:table-cell>
          <table:table-cell office:value-type="float" office:value="0.24" calcext:value-type="float">
            <text:p>0.24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1.0627460642" calcext:value-type="float">
            <text:p>1.0627460642</text:p>
          </table:table-cell>
          <table:table-cell office:value-type="float" office:value="71.8017618073" calcext:value-type="float">
            <text:p>71.8017618073</text:p>
          </table:table-cell>
          <table:table-cell office:value-type="float" office:value="78.1782381927" calcext:value-type="float">
            <text:p>78.1782381927</text:p>
          </table:table-cell>
          <table:table-cell office:value-type="float" office:value="71.9941797859" calcext:value-type="float">
            <text:p>71.9941797859</text:p>
          </table:table-cell>
          <table:table-cell office:value-type="float" office:value="78.1782381927" calcext:value-type="float">
            <text:p>78.1782381927</text:p>
          </table:table-cell>
          <table:table-cell office:value-type="float" office:value="1" calcext:value-type="float">
            <text:p>1</text:p>
          </table:table-cell>
          <table:table-cell office:value-type="float" office:value="71.9941797859" calcext:value-type="float">
            <text:p>71.9941797859</text:p>
          </table:table-cell>
        </table:table-row>
        <table:table-row table:style-name="ro1">
          <table:table-cell office:value-type="string" calcext:value-type="string">
            <text:p>2018-01-15 00:00:00+00:00</text:p>
          </table:table-cell>
          <table:table-cell office:value-type="float" office:value="74.92" calcext:value-type="float">
            <text:p>74.92</text:p>
          </table:table-cell>
          <table:table-cell office:value-type="float" office:value="75.22" calcext:value-type="float">
            <text:p>75.22</text:p>
          </table:table-cell>
          <table:table-cell office:value-type="float" office:value="74.64" calcext:value-type="float">
            <text:p>74.64</text:p>
          </table:table-cell>
          <table:table-cell office:value-type="float" office:value="0.58" calcext:value-type="float">
            <text:p>0.58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1.0144714578" calcext:value-type="float">
            <text:p>1.0144714578</text:p>
          </table:table-cell>
          <table:table-cell office:value-type="float" office:value="71.8865856266" calcext:value-type="float">
            <text:p>71.8865856266</text:p>
          </table:table-cell>
          <table:table-cell office:value-type="float" office:value="77.9734143734" calcext:value-type="float">
            <text:p>77.9734143734</text:p>
          </table:table-cell>
          <table:table-cell office:value-type="float" office:value="71.9941797859" calcext:value-type="float">
            <text:p>71.9941797859</text:p>
          </table:table-cell>
          <table:table-cell office:value-type="float" office:value="77.9734143734" calcext:value-type="float">
            <text:p>77.9734143734</text:p>
          </table:table-cell>
          <table:table-cell office:value-type="float" office:value="1" calcext:value-type="float">
            <text:p>1</text:p>
          </table:table-cell>
          <table:table-cell office:value-type="float" office:value="71.9941797859" calcext:value-type="float">
            <text:p>71.9941797859</text:p>
          </table:table-cell>
        </table:table-row>
        <table:table-row table:style-name="ro1">
          <table:table-cell office:value-type="string" calcext:value-type="string">
            <text:p>2018-01-16 00:00:00+00:00</text:p>
          </table:table-cell>
          <table:table-cell office:value-type="float" office:value="75.14" calcext:value-type="float">
            <text:p>75.14</text:p>
          </table:table-cell>
          <table:table-cell office:value-type="float" office:value="75.38" calcext:value-type="float">
            <text:p>75.38</text:p>
          </table:table-cell>
          <table:table-cell office:value-type="float" office:value="74.72" calcext:value-type="float">
            <text:p>74.72</text:p>
          </table:table-cell>
          <table:table-cell office:value-type="float" office:value="0.66" calcext:value-type="float">
            <text:p>0.66</text:p>
          </table:table-cell>
          <table:table-cell office:value-type="float" office:value="0.46" calcext:value-type="float">
            <text:p>0.46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float" office:value="0.979024312" calcext:value-type="float">
            <text:p>0.979024312</text:p>
          </table:table-cell>
          <table:table-cell office:value-type="float" office:value="72.1129270639" calcext:value-type="float">
            <text:p>72.1129270639</text:p>
          </table:table-cell>
          <table:table-cell office:value-type="float" office:value="77.9870729361" calcext:value-type="float">
            <text:p>77.9870729361</text:p>
          </table:table-cell>
          <table:table-cell office:value-type="float" office:value="72.1129270639" calcext:value-type="float">
            <text:p>72.1129270639</text:p>
          </table:table-cell>
          <table:table-cell office:value-type="float" office:value="77.9734143734" calcext:value-type="float">
            <text:p>77.9734143734</text:p>
          </table:table-cell>
          <table:table-cell office:value-type="float" office:value="1" calcext:value-type="float">
            <text:p>1</text:p>
          </table:table-cell>
          <table:table-cell office:value-type="float" office:value="72.1129270639" calcext:value-type="float">
            <text:p>72.1129270639</text:p>
          </table:table-cell>
        </table:table-row>
        <table:table-row table:style-name="ro1">
          <table:table-cell office:value-type="string" calcext:value-type="string">
            <text:p>2018-01-17 00:00:00+00:00</text:p>
          </table:table-cell>
          <table:table-cell office:value-type="float" office:value="74.58" calcext:value-type="float">
            <text:p>74.58</text:p>
          </table:table-cell>
          <table:table-cell office:value-type="float" office:value="75.16" calcext:value-type="float">
            <text:p>75.16</text:p>
          </table:table-cell>
          <table:table-cell office:value-type="float" office:value="74.18" calcext:value-type="float">
            <text:p>74.18</text:p>
          </table:table-cell>
          <table:table-cell office:value-type="float" office:value="0.98" calcext:value-type="float">
            <text:p>0.98</text:p>
          </table:table-cell>
          <table:table-cell office:value-type="float" office:value="0.02" calcext:value-type="float">
            <text:p>0.02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791218808" calcext:value-type="float">
            <text:p>0.9791218808</text:p>
          </table:table-cell>
          <table:table-cell office:value-type="float" office:value="71.7326343575" calcext:value-type="float">
            <text:p>71.7326343575</text:p>
          </table:table-cell>
          <table:table-cell office:value-type="float" office:value="77.6073656425" calcext:value-type="float">
            <text:p>77.6073656425</text:p>
          </table:table-cell>
          <table:table-cell office:value-type="float" office:value="72.1129270639" calcext:value-type="float">
            <text:p>72.1129270639</text:p>
          </table:table-cell>
          <table:table-cell office:value-type="float" office:value="77.6073656425" calcext:value-type="float">
            <text:p>77.6073656425</text:p>
          </table:table-cell>
          <table:table-cell office:value-type="float" office:value="1" calcext:value-type="float">
            <text:p>1</text:p>
          </table:table-cell>
          <table:table-cell office:value-type="float" office:value="72.1129270639" calcext:value-type="float">
            <text:p>72.1129270639</text:p>
          </table:table-cell>
        </table:table-row>
        <table:table-row table:style-name="ro1">
          <table:table-cell office:value-type="string" calcext:value-type="string">
            <text:p>2018-01-18 00:00:00+00:00</text:p>
          </table:table-cell>
          <table:table-cell office:value-type="float" office:value="75.06" calcext:value-type="float">
            <text:p>75.06</text:p>
          </table:table-cell>
          <table:table-cell office:value-type="float" office:value="75.36" calcext:value-type="float">
            <text:p>75.36</text:p>
          </table:table-cell>
          <table:table-cell office:value-type="float" office:value="74.58" calcext:value-type="float">
            <text:p>74.58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9592096927" calcext:value-type="float">
            <text:p>0.9592096927</text:p>
          </table:table-cell>
          <table:table-cell office:value-type="float" office:value="72.0923709218" calcext:value-type="float">
            <text:p>72.0923709218</text:p>
          </table:table-cell>
          <table:table-cell office:value-type="float" office:value="77.8476290782" calcext:value-type="float">
            <text:p>77.8476290782</text:p>
          </table:table-cell>
          <table:table-cell office:value-type="float" office:value="72.1129270639" calcext:value-type="float">
            <text:p>72.1129270639</text:p>
          </table:table-cell>
          <table:table-cell office:value-type="float" office:value="77.6073656425" calcext:value-type="float">
            <text:p>77.6073656425</text:p>
          </table:table-cell>
          <table:table-cell office:value-type="float" office:value="1" calcext:value-type="float">
            <text:p>1</text:p>
          </table:table-cell>
          <table:table-cell office:value-type="float" office:value="72.1129270639" calcext:value-type="float">
            <text:p>72.1129270639</text:p>
          </table:table-cell>
        </table:table-row>
        <table:table-row table:style-name="ro1">
          <table:table-cell office:value-type="string" calcext:value-type="string">
            <text:p>2018-01-19 00:00:00+00:00</text:p>
          </table:table-cell>
          <table:table-cell table:number-columns-repeated="2" office:value-type="float" office:value="75.66" calcext:value-type="float">
            <text:p>75.66</text:p>
          </table:table-cell>
          <table:table-cell office:value-type="float" office:value="74.9" calcext:value-type="float">
            <text:p>74.9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76" calcext:value-type="float">
            <text:p>0.76</text:p>
          </table:table-cell>
          <table:table-cell office:value-type="float" office:value="0.9392887235" calcext:value-type="float">
            <text:p>0.9392887235</text:p>
          </table:table-cell>
          <table:table-cell office:value-type="float" office:value="72.4621338296" calcext:value-type="float">
            <text:p>72.4621338296</text:p>
          </table:table-cell>
          <table:table-cell office:value-type="float" office:value="78.0978661704" calcext:value-type="float">
            <text:p>78.0978661704</text:p>
          </table:table-cell>
          <table:table-cell office:value-type="float" office:value="72.4621338296" calcext:value-type="float">
            <text:p>72.4621338296</text:p>
          </table:table-cell>
          <table:table-cell office:value-type="float" office:value="77.6073656425" calcext:value-type="float">
            <text:p>77.6073656425</text:p>
          </table:table-cell>
          <table:table-cell office:value-type="float" office:value="1" calcext:value-type="float">
            <text:p>1</text:p>
          </table:table-cell>
          <table:table-cell office:value-type="float" office:value="72.4621338296" calcext:value-type="float">
            <text:p>72.4621338296</text:p>
          </table:table-cell>
        </table:table-row>
        <table:table-row table:style-name="ro1">
          <table:table-cell office:value-type="string" calcext:value-type="string">
            <text:p>2018-01-22 00:00:00+00:00</text:p>
          </table:table-cell>
          <table:table-cell office:value-type="float" office:value="76.82" calcext:value-type="float">
            <text:p>76.82</text:p>
          </table:table-cell>
          <table:table-cell office:value-type="float" office:value="77.16" calcext:value-type="float">
            <text:p>77.16</text:p>
          </table:table-cell>
          <table:table-cell office:value-type="float" office:value="75.16" calcext:value-type="float">
            <text:p>75.1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0453598511" calcext:value-type="float">
            <text:p>1.0453598511</text:p>
          </table:table-cell>
          <table:table-cell office:value-type="float" office:value="73.0239204466" calcext:value-type="float">
            <text:p>73.0239204466</text:p>
          </table:table-cell>
          <table:table-cell office:value-type="float" office:value="79.2960795534" calcext:value-type="float">
            <text:p>79.2960795534</text:p>
          </table:table-cell>
          <table:table-cell office:value-type="float" office:value="73.0239204466" calcext:value-type="float">
            <text:p>73.0239204466</text:p>
          </table:table-cell>
          <table:table-cell office:value-type="float" office:value="77.6073656425" calcext:value-type="float">
            <text:p>77.6073656425</text:p>
          </table:table-cell>
          <table:table-cell office:value-type="float" office:value="1" calcext:value-type="float">
            <text:p>1</text:p>
          </table:table-cell>
          <table:table-cell office:value-type="float" office:value="73.0239204466" calcext:value-type="float">
            <text:p>73.0239204466</text:p>
          </table:table-cell>
        </table:table-row>
        <table:table-row table:style-name="ro1">
          <table:table-cell office:value-type="string" calcext:value-type="string">
            <text:p>2018-01-23 00:00:00+00:00</text:p>
          </table:table-cell>
          <table:table-cell office:value-type="float" office:value="76.54" calcext:value-type="float">
            <text:p>76.54</text:p>
          </table:table-cell>
          <table:table-cell office:value-type="float" office:value="77.48" calcext:value-type="float">
            <text:p>77.48</text:p>
          </table:table-cell>
          <table:table-cell office:value-type="float" office:value="76.04" calcext:value-type="float">
            <text:p>76.04</text:p>
          </table:table-cell>
          <table:table-cell office:value-type="float" office:value="1.44" calcext:value-type="float">
            <text:p>1.44</text:p>
          </table:table-cell>
          <table:table-cell office:value-type="float" office:value="0.66" calcext:value-type="float">
            <text:p>0.66</text:p>
          </table:table-cell>
          <table:table-cell office:value-type="float" office:value="0.78" calcext:value-type="float">
            <text:p>0.78</text:p>
          </table:table-cell>
          <table:table-cell office:value-type="float" office:value="1.44" calcext:value-type="float">
            <text:p>1.44</text:p>
          </table:table-cell>
          <table:table-cell office:value-type="float" office:value="1.084823866" calcext:value-type="float">
            <text:p>1.084823866</text:p>
          </table:table-cell>
          <table:table-cell office:value-type="float" office:value="73.505528402" calcext:value-type="float">
            <text:p>73.505528402</text:p>
          </table:table-cell>
          <table:table-cell office:value-type="float" office:value="80.014471598" calcext:value-type="float">
            <text:p>80.014471598</text:p>
          </table:table-cell>
          <table:table-cell office:value-type="float" office:value="73.505528402" calcext:value-type="float">
            <text:p>73.505528402</text:p>
          </table:table-cell>
          <table:table-cell office:value-type="float" office:value="77.6073656425" calcext:value-type="float">
            <text:p>77.6073656425</text:p>
          </table:table-cell>
          <table:table-cell office:value-type="float" office:value="1" calcext:value-type="float">
            <text:p>1</text:p>
          </table:table-cell>
          <table:table-cell office:value-type="float" office:value="73.505528402" calcext:value-type="float">
            <text:p>73.505528402</text:p>
          </table:table-cell>
        </table:table-row>
        <table:table-row table:style-name="ro1">
          <table:table-cell office:value-type="string" calcext:value-type="string">
            <text:p>2018-01-24 00:00:00+00:00</text:p>
          </table:table-cell>
          <table:table-cell office:value-type="float" office:value="76.2" calcext:value-type="float">
            <text:p>76.2</text:p>
          </table:table-cell>
          <table:table-cell office:value-type="float" office:value="76.86" calcext:value-type="float">
            <text:p>76.86</text:p>
          </table:table-cell>
          <table:table-cell office:value-type="float" office:value="75.8" calcext:value-type="float">
            <text:p>75.8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74" calcext:value-type="float">
            <text:p>0.74</text:p>
          </table:table-cell>
          <table:table-cell office:value-type="float" office:value="1.06" calcext:value-type="float">
            <text:p>1.06</text:p>
          </table:table-cell>
          <table:table-cell office:value-type="float" office:value="1.0823414794" calcext:value-type="float">
            <text:p>1.0823414794</text:p>
          </table:table-cell>
          <table:table-cell office:value-type="float" office:value="73.0829755618" calcext:value-type="float">
            <text:p>73.0829755618</text:p>
          </table:table-cell>
          <table:table-cell office:value-type="float" office:value="79.5770244382" calcext:value-type="float">
            <text:p>79.5770244382</text:p>
          </table:table-cell>
          <table:table-cell office:value-type="float" office:value="73.505528402" calcext:value-type="float">
            <text:p>73.505528402</text:p>
          </table:table-cell>
          <table:table-cell office:value-type="float" office:value="77.6073656425" calcext:value-type="float">
            <text:p>77.6073656425</text:p>
          </table:table-cell>
          <table:table-cell office:value-type="float" office:value="1" calcext:value-type="float">
            <text:p>1</text:p>
          </table:table-cell>
          <table:table-cell office:value-type="float" office:value="73.505528402" calcext:value-type="float">
            <text:p>73.505528402</text:p>
          </table:table-cell>
        </table:table-row>
        <table:table-row table:style-name="ro1">
          <table:table-cell office:value-type="string" calcext:value-type="string">
            <text:p>2018-01-25 00:00:00+00:00</text:p>
          </table:table-cell>
          <table:table-cell table:number-columns-repeated="2" office:value-type="float" office:value="77.2" calcext:value-type="float">
            <text:p>77.2</text:p>
          </table:table-cell>
          <table:table-cell office:value-type="float" office:value="75.8" calcext:value-type="float">
            <text:p>75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1.1141073315" calcext:value-type="float">
            <text:p>1.1141073315</text:p>
          </table:table-cell>
          <table:table-cell office:value-type="float" office:value="73.1576780056" calcext:value-type="float">
            <text:p>73.1576780056</text:p>
          </table:table-cell>
          <table:table-cell office:value-type="float" office:value="79.8423219944" calcext:value-type="float">
            <text:p>79.8423219944</text:p>
          </table:table-cell>
          <table:table-cell office:value-type="float" office:value="73.505528402" calcext:value-type="float">
            <text:p>73.505528402</text:p>
          </table:table-cell>
          <table:table-cell office:value-type="float" office:value="77.6073656425" calcext:value-type="float">
            <text:p>77.6073656425</text:p>
          </table:table-cell>
          <table:table-cell office:value-type="float" office:value="1" calcext:value-type="float">
            <text:p>1</text:p>
          </table:table-cell>
          <table:table-cell office:value-type="float" office:value="73.505528402" calcext:value-type="float">
            <text:p>73.505528402</text:p>
          </table:table-cell>
        </table:table-row>
        <table:table-row table:style-name="ro1">
          <table:table-cell office:value-type="string" calcext:value-type="string">
            <text:p>2018-01-26 00:00:00+00:00</text:p>
          </table:table-cell>
          <table:table-cell office:value-type="float" office:value="77.76" calcext:value-type="float">
            <text:p>77.76</text:p>
          </table:table-cell>
          <table:table-cell office:value-type="float" office:value="77.94" calcext:value-type="float">
            <text:p>77.94</text:p>
          </table:table-cell>
          <table:table-cell office:value-type="float" office:value="77.04" calcext:value-type="float">
            <text:p>77.04</text:p>
          </table:table-cell>
          <table:table-cell office:value-type="float" office:value="0.9" calcext:value-type="float">
            <text:p>0.9</text:p>
          </table:table-cell>
          <table:table-cell office:value-type="float" office:value="0.74" calcext:value-type="float">
            <text:p>0.74</text:p>
          </table:table-cell>
          <table:table-cell office:value-type="float" office:value="0.16" calcext:value-type="float">
            <text:p>0.16</text:p>
          </table:table-cell>
          <table:table-cell office:value-type="float" office:value="0.9" calcext:value-type="float">
            <text:p>0.9</text:p>
          </table:table-cell>
          <table:table-cell office:value-type="float" office:value="1.0926965983" calcext:value-type="float">
            <text:p>1.0926965983</text:p>
          </table:table-cell>
          <table:table-cell office:value-type="float" office:value="74.211910205" calcext:value-type="float">
            <text:p>74.211910205</text:p>
          </table:table-cell>
          <table:table-cell office:value-type="float" office:value="80.768089795" calcext:value-type="float">
            <text:p>80.768089795</text:p>
          </table:table-cell>
          <table:table-cell office:value-type="float" office:value="74.211910205" calcext:value-type="float">
            <text:p>74.211910205</text:p>
          </table:table-cell>
          <table:table-cell office:value-type="float" office:value="77.6073656425" calcext:value-type="float">
            <text:p>77.6073656425</text:p>
          </table:table-cell>
          <table:table-cell office:value-type="float" office:value="1" calcext:value-type="float">
            <text:p>1</text:p>
          </table:table-cell>
          <table:table-cell office:value-type="float" office:value="74.211910205" calcext:value-type="float">
            <text:p>74.211910205</text:p>
          </table:table-cell>
        </table:table-row>
        <table:table-row table:style-name="ro1">
          <table:table-cell office:value-type="string" calcext:value-type="string">
            <text:p>2018-01-29 00:00:00+00:00</text:p>
          </table:table-cell>
          <table:table-cell office:value-type="float" office:value="77.42" calcext:value-type="float">
            <text:p>77.42</text:p>
          </table:table-cell>
          <table:table-cell office:value-type="float" office:value="78.8" calcext:value-type="float">
            <text:p>78.8</text:p>
          </table:table-cell>
          <table:table-cell office:value-type="float" office:value="77.34" calcext:value-type="float">
            <text:p>77.34</text:p>
          </table:table-cell>
          <table:table-cell office:value-type="float" office:value="1.46" calcext:value-type="float">
            <text:p>1.46</text:p>
          </table:table-cell>
          <table:table-cell office:value-type="float" office:value="1.04" calcext:value-type="float">
            <text:p>1.04</text:p>
          </table:table-cell>
          <table:table-cell office:value-type="float" office:value="0.42" calcext:value-type="float">
            <text:p>0.42</text:p>
          </table:table-cell>
          <table:table-cell office:value-type="float" office:value="1.46" calcext:value-type="float">
            <text:p>1.46</text:p>
          </table:table-cell>
          <table:table-cell office:value-type="float" office:value="1.1294269385" calcext:value-type="float">
            <text:p>1.1294269385</text:p>
          </table:table-cell>
          <table:table-cell office:value-type="float" office:value="74.6817191845" calcext:value-type="float">
            <text:p>74.6817191845</text:p>
          </table:table-cell>
          <table:table-cell office:value-type="float" office:value="81.4582808155" calcext:value-type="float">
            <text:p>81.4582808155</text:p>
          </table:table-cell>
          <table:table-cell office:value-type="float" office:value="74.6817191845" calcext:value-type="float">
            <text:p>74.6817191845</text:p>
          </table:table-cell>
          <table:table-cell office:value-type="float" office:value="81.4582808155" calcext:value-type="float">
            <text:p>81.4582808155</text:p>
          </table:table-cell>
          <table:table-cell office:value-type="float" office:value="1" calcext:value-type="float">
            <text:p>1</text:p>
          </table:table-cell>
          <table:table-cell office:value-type="float" office:value="74.6817191845" calcext:value-type="float">
            <text:p>74.6817191845</text:p>
          </table:table-cell>
        </table:table-row>
        <table:table-row table:style-name="ro1">
          <table:table-cell office:value-type="string" calcext:value-type="string">
            <text:p>2018-01-30 00:00:00+00:00</text:p>
          </table:table-cell>
          <table:table-cell office:value-type="float" office:value="77.56" calcext:value-type="float">
            <text:p>77.56</text:p>
          </table:table-cell>
          <table:table-cell office:value-type="float" office:value="77.72" calcext:value-type="float">
            <text:p>77.72</text:p>
          </table:table-cell>
          <table:table-cell office:value-type="float" office:value="77" calcext:value-type="float">
            <text:p>77</text:p>
          </table:table-cell>
          <table:table-cell office:value-type="float" office:value="0.72" calcext:value-type="float">
            <text:p>0.72</text:p>
          </table:table-cell>
          <table:table-cell office:value-type="float" office:value="0.3" calcext:value-type="float">
            <text:p>0.3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1.0884842446" calcext:value-type="float">
            <text:p>1.0884842446</text:p>
          </table:table-cell>
          <table:table-cell office:value-type="float" office:value="74.0945472661" calcext:value-type="float">
            <text:p>74.0945472661</text:p>
          </table:table-cell>
          <table:table-cell office:value-type="float" office:value="80.6254527339" calcext:value-type="float">
            <text:p>80.6254527339</text:p>
          </table:table-cell>
          <table:table-cell office:value-type="float" office:value="74.6817191845" calcext:value-type="float">
            <text:p>74.6817191845</text:p>
          </table:table-cell>
          <table:table-cell office:value-type="float" office:value="80.6254527339" calcext:value-type="float">
            <text:p>80.6254527339</text:p>
          </table:table-cell>
          <table:table-cell office:value-type="float" office:value="1" calcext:value-type="float">
            <text:p>1</text:p>
          </table:table-cell>
          <table:table-cell office:value-type="float" office:value="74.6817191845" calcext:value-type="float">
            <text:p>74.6817191845</text:p>
          </table:table-cell>
        </table:table-row>
        <table:table-row table:style-name="ro1">
          <table:table-cell office:value-type="string" calcext:value-type="string">
            <text:p>2018-01-31 00:00:00+00:00</text:p>
          </table:table-cell>
          <table:table-cell office:value-type="float" office:value="77.4" calcext:value-type="float">
            <text:p>77.4</text:p>
          </table:table-cell>
          <table:table-cell office:value-type="float" office:value="77.62" calcext:value-type="float">
            <text:p>77.62</text:p>
          </table:table-cell>
          <table:table-cell office:value-type="float" office:value="76.98" calcext:value-type="float">
            <text:p>76.98</text:p>
          </table:table-cell>
          <table:table-cell office:value-type="float" office:value="0.64" calcext:value-type="float">
            <text:p>0.64</text:p>
          </table:table-cell>
          <table:table-cell office:value-type="float" office:value="0.06" calcext:value-type="float">
            <text:p>0.06</text:p>
          </table:table-cell>
          <table:table-cell office:value-type="float" office:value="0.58" calcext:value-type="float">
            <text:p>0.58</text:p>
          </table:table-cell>
          <table:table-cell office:value-type="float" office:value="0.64" calcext:value-type="float">
            <text:p>0.64</text:p>
          </table:table-cell>
          <table:table-cell office:value-type="float" office:value="1.0436358202" calcext:value-type="float">
            <text:p>1.0436358202</text:p>
          </table:table-cell>
          <table:table-cell office:value-type="float" office:value="74.1690925395" calcext:value-type="float">
            <text:p>74.1690925395</text:p>
          </table:table-cell>
          <table:table-cell office:value-type="float" office:value="80.4309074605" calcext:value-type="float">
            <text:p>80.4309074605</text:p>
          </table:table-cell>
          <table:table-cell office:value-type="float" office:value="74.6817191845" calcext:value-type="float">
            <text:p>74.6817191845</text:p>
          </table:table-cell>
          <table:table-cell office:value-type="float" office:value="80.4309074605" calcext:value-type="float">
            <text:p>80.4309074605</text:p>
          </table:table-cell>
          <table:table-cell office:value-type="float" office:value="1" calcext:value-type="float">
            <text:p>1</text:p>
          </table:table-cell>
          <table:table-cell office:value-type="float" office:value="74.6817191845" calcext:value-type="float">
            <text:p>74.6817191845</text:p>
          </table:table-cell>
        </table:table-row>
        <table:table-row table:style-name="ro1">
          <table:table-cell office:value-type="string" calcext:value-type="string">
            <text:p>2018-02-01 00:00:00+00:00</text:p>
          </table:table-cell>
          <table:table-cell office:value-type="float" office:value="77.76" calcext:value-type="float">
            <text:p>77.76</text:p>
          </table:table-cell>
          <table:table-cell office:value-type="float" office:value="78.58" calcext:value-type="float">
            <text:p>78.58</text:p>
          </table:table-cell>
          <table:table-cell office:value-type="float" office:value="77.42" calcext:value-type="float">
            <text:p>77.42</text:p>
          </table:table-cell>
          <table:table-cell office:value-type="float" office:value="1.16" calcext:value-type="float">
            <text:p>1.16</text:p>
          </table:table-cell>
          <table:table-cell office:value-type="float" office:value="1.18" calcext:value-type="float">
            <text:p>1.18</text:p>
          </table:table-cell>
          <table:table-cell office:value-type="float" office:value="0.02" calcext:value-type="float">
            <text:p>0.02</text:p>
          </table:table-cell>
          <table:table-cell office:value-type="float" office:value="1.18" calcext:value-type="float">
            <text:p>1.18</text:p>
          </table:table-cell>
          <table:table-cell office:value-type="float" office:value="1.0572722382" calcext:value-type="float">
            <text:p>1.0572722382</text:p>
          </table:table-cell>
          <table:table-cell office:value-type="float" office:value="74.8281832855" calcext:value-type="float">
            <text:p>74.8281832855</text:p>
          </table:table-cell>
          <table:table-cell office:value-type="float" office:value="81.1718167145" calcext:value-type="float">
            <text:p>81.1718167145</text:p>
          </table:table-cell>
          <table:table-cell office:value-type="float" office:value="74.8281832855" calcext:value-type="float">
            <text:p>74.8281832855</text:p>
          </table:table-cell>
          <table:table-cell office:value-type="float" office:value="80.4309074605" calcext:value-type="float">
            <text:p>80.4309074605</text:p>
          </table:table-cell>
          <table:table-cell office:value-type="float" office:value="1" calcext:value-type="float">
            <text:p>1</text:p>
          </table:table-cell>
          <table:table-cell office:value-type="float" office:value="74.8281832855" calcext:value-type="float">
            <text:p>74.8281832855</text:p>
          </table:table-cell>
        </table:table-row>
        <table:table-row table:style-name="ro1">
          <table:table-cell office:value-type="string" calcext:value-type="string">
            <text:p>2018-02-02 00:00:00+00:00</text:p>
          </table:table-cell>
          <table:table-cell office:value-type="float" office:value="77.32" calcext:value-type="float">
            <text:p>77.32</text:p>
          </table:table-cell>
          <table:table-cell office:value-type="float" office:value="78.06" calcext:value-type="float">
            <text:p>78.06</text:p>
          </table:table-cell>
          <table:table-cell office:value-type="float" office:value="76.96" calcext:value-type="float">
            <text:p>76.96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1.0615450143" calcext:value-type="float">
            <text:p>1.0615450143</text:p>
          </table:table-cell>
          <table:table-cell office:value-type="float" office:value="74.325364957" calcext:value-type="float">
            <text:p>74.325364957</text:p>
          </table:table-cell>
          <table:table-cell office:value-type="float" office:value="80.694635043" calcext:value-type="float">
            <text:p>80.694635043</text:p>
          </table:table-cell>
          <table:table-cell office:value-type="float" office:value="74.8281832855" calcext:value-type="float">
            <text:p>74.8281832855</text:p>
          </table:table-cell>
          <table:table-cell office:value-type="float" office:value="80.4309074605" calcext:value-type="float">
            <text:p>80.4309074605</text:p>
          </table:table-cell>
          <table:table-cell office:value-type="float" office:value="1" calcext:value-type="float">
            <text:p>1</text:p>
          </table:table-cell>
          <table:table-cell office:value-type="float" office:value="74.8281832855" calcext:value-type="float">
            <text:p>74.8281832855</text:p>
          </table:table-cell>
        </table:table-row>
        <table:table-row table:style-name="ro1">
          <table:table-cell office:value-type="string" calcext:value-type="string">
            <text:p>2018-02-05 00:00:00+00:00</text:p>
          </table:table-cell>
          <table:table-cell office:value-type="float" office:value="76.62" calcext:value-type="float">
            <text:p>76.62</text:p>
          </table:table-cell>
          <table:table-cell office:value-type="float" office:value="77.46" calcext:value-type="float">
            <text:p>77.46</text:p>
          </table:table-cell>
          <table:table-cell office:value-type="float" office:value="76.08" calcext:value-type="float">
            <text:p>76.08</text:p>
          </table:table-cell>
          <table:table-cell office:value-type="float" office:value="1.38" calcext:value-type="float">
            <text:p>1.38</text:p>
          </table:table-cell>
          <table:table-cell office:value-type="float" office:value="0.14" calcext:value-type="float">
            <text:p>0.14</text:p>
          </table:table-cell>
          <table:table-cell office:value-type="float" office:value="1.24" calcext:value-type="float">
            <text:p>1.24</text:p>
          </table:table-cell>
          <table:table-cell office:value-type="float" office:value="1.38" calcext:value-type="float">
            <text:p>1.38</text:p>
          </table:table-cell>
          <table:table-cell office:value-type="float" office:value="1.0933905129" calcext:value-type="float">
            <text:p>1.0933905129</text:p>
          </table:table-cell>
          <table:table-cell office:value-type="float" office:value="73.4898284613" calcext:value-type="float">
            <text:p>73.4898284613</text:p>
          </table:table-cell>
          <table:table-cell office:value-type="float" office:value="80.0501715387" calcext:value-type="float">
            <text:p>80.0501715387</text:p>
          </table:table-cell>
          <table:table-cell office:value-type="float" office:value="74.8281832855" calcext:value-type="float">
            <text:p>74.8281832855</text:p>
          </table:table-cell>
          <table:table-cell office:value-type="float" office:value="80.0501715387" calcext:value-type="float">
            <text:p>80.0501715387</text:p>
          </table:table-cell>
          <table:table-cell office:value-type="float" office:value="1" calcext:value-type="float">
            <text:p>1</text:p>
          </table:table-cell>
          <table:table-cell office:value-type="float" office:value="74.8281832855" calcext:value-type="float">
            <text:p>74.8281832855</text:p>
          </table:table-cell>
        </table:table-row>
        <table:table-row table:style-name="ro1">
          <table:table-cell office:value-type="string" calcext:value-type="string">
            <text:p>2018-02-06 00:00:00+00:00</text:p>
          </table:table-cell>
          <table:table-cell office:value-type="float" office:value="73.92" calcext:value-type="float">
            <text:p>73.92</text:p>
          </table:table-cell>
          <table:table-cell office:value-type="float" office:value="75.82" calcext:value-type="float">
            <text:p>75.82</text:p>
          </table:table-cell>
          <table:table-cell office:value-type="float" office:value="73.78" calcext:value-type="float">
            <text:p>73.78</text:p>
          </table:table-cell>
          <table:table-cell office:value-type="float" office:value="2.04" calcext:value-type="float">
            <text:p>2.0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2.84" calcext:value-type="float">
            <text:p>2.84</text:p>
          </table:table-cell>
          <table:table-cell office:value-type="float" office:value="1.2680514616" calcext:value-type="float">
            <text:p>1.2680514616</text:p>
          </table:table-cell>
          <table:table-cell office:value-type="float" office:value="70.9958456151" calcext:value-type="float">
            <text:p>70.9958456151</text:p>
          </table:table-cell>
          <table:table-cell office:value-type="float" office:value="78.6041543849" calcext:value-type="float">
            <text:p>78.6041543849</text:p>
          </table:table-cell>
          <table:table-cell office:value-type="float" office:value="74.8281832855" calcext:value-type="float">
            <text:p>74.8281832855</text:p>
          </table:table-cell>
          <table:table-cell office:value-type="float" office:value="78.6041543849" calcext:value-type="float">
            <text:p>78.6041543849</text:p>
          </table:table-cell>
          <table:table-cell office:value-type="float" office:value="-1" calcext:value-type="float">
            <text:p>-1</text:p>
          </table:table-cell>
          <table:table-cell office:value-type="float" office:value="78.6041543849" calcext:value-type="float">
            <text:p>78.6041543849</text:p>
          </table:table-cell>
        </table:table-row>
        <table:table-row table:style-name="ro1">
          <table:table-cell office:value-type="string" calcext:value-type="string">
            <text:p>2018-02-07 00:00:00+00:00</text:p>
          </table:table-cell>
          <table:table-cell office:value-type="float" office:value="76.66" calcext:value-type="float">
            <text:p>76.66</text:p>
          </table:table-cell>
          <table:table-cell office:value-type="float" office:value="76.92" calcext:value-type="float">
            <text:p>76.92</text:p>
          </table:table-cell>
          <table:table-cell office:value-type="float" office:value="73.84" calcext:value-type="float">
            <text:p>73.84</text:p>
          </table:table-cell>
          <table:table-cell office:value-type="float" office:value="3.08" calcext:value-type="float">
            <text:p>3.08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3.08" calcext:value-type="float">
            <text:p>3.08</text:p>
          </table:table-cell>
          <table:table-cell office:value-type="float" office:value="1.4492463155" calcext:value-type="float">
            <text:p>1.4492463155</text:p>
          </table:table-cell>
          <table:table-cell office:value-type="float" office:value="71.0322610536" calcext:value-type="float">
            <text:p>71.0322610536</text:p>
          </table:table-cell>
          <table:table-cell office:value-type="float" office:value="79.7277389464" calcext:value-type="float">
            <text:p>79.7277389464</text:p>
          </table:table-cell>
          <table:table-cell office:value-type="float" office:value="71.0322610536" calcext:value-type="float">
            <text:p>71.0322610536</text:p>
          </table:table-cell>
          <table:table-cell office:value-type="float" office:value="78.6041543849" calcext:value-type="float">
            <text:p>78.6041543849</text:p>
          </table:table-cell>
          <table:table-cell office:value-type="float" office:value="-1" calcext:value-type="float">
            <text:p>-1</text:p>
          </table:table-cell>
          <table:table-cell office:value-type="float" office:value="78.6041543849" calcext:value-type="float">
            <text:p>78.6041543849</text:p>
          </table:table-cell>
        </table:table-row>
        <table:table-row table:style-name="ro1">
          <table:table-cell office:value-type="string" calcext:value-type="string">
            <text:p>2018-02-08 00:00:00+00:00</text:p>
          </table:table-cell>
          <table:table-cell office:value-type="float" office:value="74.7" calcext:value-type="float">
            <text:p>74.7</text:p>
          </table:table-cell>
          <table:table-cell office:value-type="float" office:value="77.48" calcext:value-type="float">
            <text:p>77.48</text:p>
          </table:table-cell>
          <table:table-cell office:value-type="float" office:value="74.34" calcext:value-type="float">
            <text:p>74.34</text:p>
          </table:table-cell>
          <table:table-cell office:value-type="float" office:value="3.14" calcext:value-type="float">
            <text:p>3.14</text:p>
          </table:table-cell>
          <table:table-cell office:value-type="float" office:value="0.82" calcext:value-type="float">
            <text:p>0.82</text:p>
          </table:table-cell>
          <table:table-cell office:value-type="float" office:value="2.32" calcext:value-type="float">
            <text:p>2.32</text:p>
          </table:table-cell>
          <table:table-cell office:value-type="float" office:value="3.14" calcext:value-type="float">
            <text:p>3.14</text:p>
          </table:table-cell>
          <table:table-cell office:value-type="float" office:value="1.6183216839" calcext:value-type="float">
            <text:p>1.6183216839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80.7649650517" calcext:value-type="float">
            <text:p>80.7649650517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78.6041543849" calcext:value-type="float">
            <text:p>78.6041543849</text:p>
          </table:table-cell>
          <table:table-cell office:value-type="float" office:value="-1" calcext:value-type="float">
            <text:p>-1</text:p>
          </table:table-cell>
          <table:table-cell office:value-type="float" office:value="78.6041543849" calcext:value-type="float">
            <text:p>78.6041543849</text:p>
          </table:table-cell>
        </table:table-row>
        <table:table-row table:style-name="ro1">
          <table:table-cell office:value-type="string" calcext:value-type="string">
            <text:p>2018-02-09 00:00:00+00:00</text:p>
          </table:table-cell>
          <table:table-cell office:value-type="float" office:value="72.88" calcext:value-type="float">
            <text:p>72.88</text:p>
          </table:table-cell>
          <table:table-cell office:value-type="float" office:value="74.36" calcext:value-type="float">
            <text:p>74.36</text:p>
          </table:table-cell>
          <table:table-cell office:value-type="float" office:value="71.38" calcext:value-type="float">
            <text:p>71.38</text:p>
          </table:table-cell>
          <table:table-cell office:value-type="float" office:value="2.98" calcext:value-type="float">
            <text:p>2.98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3.32" calcext:value-type="float">
            <text:p>3.32</text:p>
          </table:table-cell>
          <table:table-cell office:value-type="float" office:value="1.7884895155" calcext:value-type="float">
            <text:p>1.7884895155</text:p>
          </table:table-cell>
          <table:table-cell office:value-type="float" office:value="67.5045314534" calcext:value-type="float">
            <text:p>67.5045314534</text:p>
          </table:table-cell>
          <table:table-cell office:value-type="float" office:value="78.2354685466" calcext:value-type="float">
            <text:p>78.2354685466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78.2354685466" calcext:value-type="float">
            <text:p>78.2354685466</text:p>
          </table:table-cell>
          <table:table-cell office:value-type="float" office:value="-1" calcext:value-type="float">
            <text:p>-1</text:p>
          </table:table-cell>
          <table:table-cell office:value-type="float" office:value="78.2354685466" calcext:value-type="float">
            <text:p>78.2354685466</text:p>
          </table:table-cell>
        </table:table-row>
        <table:table-row table:style-name="ro1">
          <table:table-cell office:value-type="string" calcext:value-type="string">
            <text:p>2018-02-12 00:00:00+00:00</text:p>
          </table:table-cell>
          <table:table-cell office:value-type="float" office:value="72.94" calcext:value-type="float">
            <text:p>72.94</text:p>
          </table:table-cell>
          <table:table-cell office:value-type="float" office:value="74.22" calcext:value-type="float">
            <text:p>74.22</text:p>
          </table:table-cell>
          <table:table-cell office:value-type="float" office:value="72.52" calcext:value-type="float">
            <text:p>72.52</text:p>
          </table:table-cell>
          <table:table-cell office:value-type="float" office:value="1.7" calcext:value-type="float">
            <text:p>1.7</text:p>
          </table:table-cell>
          <table:table-cell office:value-type="float" office:value="1.34" calcext:value-type="float">
            <text:p>1.34</text:p>
          </table:table-cell>
          <table:table-cell office:value-type="float" office:value="0.36" calcext:value-type="float">
            <text:p>0.36</text:p>
          </table:table-cell>
          <table:table-cell office:value-type="float" office:value="1.7" calcext:value-type="float">
            <text:p>1.7</text:p>
          </table:table-cell>
          <table:table-cell office:value-type="float" office:value="1.779640564" calcext:value-type="float">
            <text:p>1.779640564</text:p>
          </table:table-cell>
          <table:table-cell office:value-type="float" office:value="68.0310783081" calcext:value-type="float">
            <text:p>68.0310783081</text:p>
          </table:table-cell>
          <table:table-cell office:value-type="float" office:value="78.7089216919" calcext:value-type="float">
            <text:p>78.7089216919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78.2354685466" calcext:value-type="float">
            <text:p>78.2354685466</text:p>
          </table:table-cell>
          <table:table-cell office:value-type="float" office:value="-1" calcext:value-type="float">
            <text:p>-1</text:p>
          </table:table-cell>
          <table:table-cell office:value-type="float" office:value="78.2354685466" calcext:value-type="float">
            <text:p>78.2354685466</text:p>
          </table:table-cell>
        </table:table-row>
        <table:table-row table:style-name="ro1">
          <table:table-cell office:value-type="string" calcext:value-type="string">
            <text:p>2018-02-13 00:00:00+00:00</text:p>
          </table:table-cell>
          <table:table-cell office:value-type="float" office:value="71.94" calcext:value-type="float">
            <text:p>71.94</text:p>
          </table:table-cell>
          <table:table-cell office:value-type="float" office:value="73.06" calcext:value-type="float">
            <text:p>73.06</text:p>
          </table:table-cell>
          <table:table-cell office:value-type="float" office:value="71.9" calcext:value-type="float">
            <text:p>71.9</text:p>
          </table:table-cell>
          <table:table-cell office:value-type="float" office:value="1.16" calcext:value-type="float">
            <text:p>1.16</text:p>
          </table:table-cell>
          <table:table-cell office:value-type="float" office:value="0.12" calcext:value-type="float">
            <text:p>0.12</text:p>
          </table:table-cell>
          <table:table-cell office:value-type="float" office:value="1.04" calcext:value-type="float">
            <text:p>1.04</text:p>
          </table:table-cell>
          <table:table-cell office:value-type="float" office:value="1.16" calcext:value-type="float">
            <text:p>1.16</text:p>
          </table:table-cell>
          <table:table-cell office:value-type="float" office:value="1.7176765076" calcext:value-type="float">
            <text:p>1.7176765076</text:p>
          </table:table-cell>
          <table:table-cell office:value-type="float" office:value="67.3269704773" calcext:value-type="float">
            <text:p>67.3269704773</text:p>
          </table:table-cell>
          <table:table-cell office:value-type="float" office:value="77.6330295227" calcext:value-type="float">
            <text:p>77.6330295227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77.6330295227" calcext:value-type="float">
            <text:p>77.6330295227</text:p>
          </table:table-cell>
          <table:table-cell office:value-type="float" office:value="-1" calcext:value-type="float">
            <text:p>-1</text:p>
          </table:table-cell>
          <table:table-cell office:value-type="float" office:value="77.6330295227" calcext:value-type="float">
            <text:p>77.6330295227</text:p>
          </table:table-cell>
        </table:table-row>
        <table:table-row table:style-name="ro1">
          <table:table-cell office:value-type="string" calcext:value-type="string">
            <text:p>2018-02-14 00:00:00+00:00</text:p>
          </table:table-cell>
          <table:table-cell office:value-type="float" office:value="71.84" calcext:value-type="float">
            <text:p>71.84</text:p>
          </table:table-cell>
          <table:table-cell office:value-type="float" office:value="72.76" calcext:value-type="float">
            <text:p>72.76</text:p>
          </table:table-cell>
          <table:table-cell office:value-type="float" office:value="71.4" calcext:value-type="float">
            <text:p>71.4</text:p>
          </table:table-cell>
          <table:table-cell office:value-type="float" office:value="1.36" calcext:value-type="float">
            <text:p>1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4" calcext:value-type="float">
            <text:p>0.54</text:p>
          </table:table-cell>
          <table:table-cell office:value-type="float" office:value="1.36" calcext:value-type="float">
            <text:p>1.36</text:p>
          </table:table-cell>
          <table:table-cell office:value-type="float" office:value="1.6819088568" calcext:value-type="float">
            <text:p>1.6819088568</text:p>
          </table:table-cell>
          <table:table-cell office:value-type="float" office:value="67.0342734296" calcext:value-type="float">
            <text:p>67.0342734296</text:p>
          </table:table-cell>
          <table:table-cell office:value-type="float" office:value="77.1257265704" calcext:value-type="float">
            <text:p>77.1257265704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77.1257265704" calcext:value-type="float">
            <text:p>77.1257265704</text:p>
          </table:table-cell>
          <table:table-cell office:value-type="float" office:value="-1" calcext:value-type="float">
            <text:p>-1</text:p>
          </table:table-cell>
          <table:table-cell office:value-type="float" office:value="77.1257265704" calcext:value-type="float">
            <text:p>77.1257265704</text:p>
          </table:table-cell>
        </table:table-row>
        <table:table-row table:style-name="ro1">
          <table:table-cell office:value-type="string" calcext:value-type="string">
            <text:p>2018-02-15 00:00:00+00:00</text:p>
          </table:table-cell>
          <table:table-cell office:value-type="float" office:value="72.38" calcext:value-type="float">
            <text:p>72.38</text:p>
          </table:table-cell>
          <table:table-cell office:value-type="float" office:value="73.12" calcext:value-type="float">
            <text:p>73.12</text:p>
          </table:table-cell>
          <table:table-cell office:value-type="float" office:value="72.22" calcext:value-type="float">
            <text:p>72.22</text:p>
          </table:table-cell>
          <table:table-cell office:value-type="float" office:value="0.9" calcext:value-type="float">
            <text:p>0.9</text:p>
          </table:table-cell>
          <table:table-cell office:value-type="float" office:value="1.28" calcext:value-type="float">
            <text:p>1.28</text:p>
          </table:table-cell>
          <table:table-cell office:value-type="float" office:value="0.38" calcext:value-type="float">
            <text:p>0.38</text:p>
          </table:table-cell>
          <table:table-cell office:value-type="float" office:value="1.28" calcext:value-type="float">
            <text:p>1.28</text:p>
          </table:table-cell>
          <table:table-cell office:value-type="float" office:value="1.6417179711" calcext:value-type="float">
            <text:p>1.6417179711</text:p>
          </table:table-cell>
          <table:table-cell office:value-type="float" office:value="67.7448460866" calcext:value-type="float">
            <text:p>67.7448460866</text:p>
          </table:table-cell>
          <table:table-cell office:value-type="float" office:value="77.5951539134" calcext:value-type="float">
            <text:p>77.5951539134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77.1257265704" calcext:value-type="float">
            <text:p>77.1257265704</text:p>
          </table:table-cell>
          <table:table-cell office:value-type="float" office:value="-1" calcext:value-type="float">
            <text:p>-1</text:p>
          </table:table-cell>
          <table:table-cell office:value-type="float" office:value="77.1257265704" calcext:value-type="float">
            <text:p>77.1257265704</text:p>
          </table:table-cell>
        </table:table-row>
        <table:table-row table:style-name="ro1">
          <table:table-cell office:value-type="string" calcext:value-type="string">
            <text:p>2018-02-16 00:00:00+00:00</text:p>
          </table:table-cell>
          <table:table-cell office:value-type="float" office:value="72.68" calcext:value-type="float">
            <text:p>72.68</text:p>
          </table:table-cell>
          <table:table-cell office:value-type="float" office:value="73.04" calcext:value-type="float">
            <text:p>73.04</text:p>
          </table:table-cell>
          <table:table-cell office:value-type="float" office:value="72.36" calcext:value-type="float">
            <text:p>72.36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02" calcext:value-type="float">
            <text:p>0.02</text:p>
          </table:table-cell>
          <table:table-cell office:value-type="float" office:value="0.68" calcext:value-type="float">
            <text:p>0.68</text:p>
          </table:table-cell>
          <table:table-cell office:value-type="float" office:value="1.545546174" calcext:value-type="float">
            <text:p>1.545546174</text:p>
          </table:table-cell>
          <table:table-cell office:value-type="float" office:value="68.0633614779" calcext:value-type="float">
            <text:p>68.0633614779</text:p>
          </table:table-cell>
          <table:table-cell office:value-type="float" office:value="77.3366385221" calcext:value-type="float">
            <text:p>77.3366385221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77.1257265704" calcext:value-type="float">
            <text:p>77.1257265704</text:p>
          </table:table-cell>
          <table:table-cell office:value-type="float" office:value="-1" calcext:value-type="float">
            <text:p>-1</text:p>
          </table:table-cell>
          <table:table-cell office:value-type="float" office:value="77.1257265704" calcext:value-type="float">
            <text:p>77.1257265704</text:p>
          </table:table-cell>
        </table:table-row>
        <table:table-row table:style-name="ro1">
          <table:table-cell office:value-type="string" calcext:value-type="string">
            <text:p>2018-02-19 00:00:00+00:00</text:p>
          </table:table-cell>
          <table:table-cell office:value-type="float" office:value="72.64" calcext:value-type="float">
            <text:p>72.64</text:p>
          </table:table-cell>
          <table:table-cell office:value-type="float" office:value="73.4" calcext:value-type="float">
            <text:p>73.4</text:p>
          </table:table-cell>
          <table:table-cell office:value-type="float" office:value="72.64" calcext:value-type="float">
            <text:p>72.64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1.4669915566" calcext:value-type="float">
            <text:p>1.4669915566</text:p>
          </table:table-cell>
          <table:table-cell office:value-type="float" office:value="68.6190253301" calcext:value-type="float">
            <text:p>68.6190253301</text:p>
          </table:table-cell>
          <table:table-cell office:value-type="float" office:value="77.4209746699" calcext:value-type="float">
            <text:p>77.4209746699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77.1257265704" calcext:value-type="float">
            <text:p>77.1257265704</text:p>
          </table:table-cell>
          <table:table-cell office:value-type="float" office:value="-1" calcext:value-type="float">
            <text:p>-1</text:p>
          </table:table-cell>
          <table:table-cell office:value-type="float" office:value="77.1257265704" calcext:value-type="float">
            <text:p>77.1257265704</text:p>
          </table:table-cell>
        </table:table-row>
        <table:table-row table:style-name="ro1">
          <table:table-cell office:value-type="string" calcext:value-type="string">
            <text:p>2018-02-20 00:00:00+00:00</text:p>
          </table:table-cell>
          <table:table-cell office:value-type="float" office:value="72.76" calcext:value-type="float">
            <text:p>72.76</text:p>
          </table:table-cell>
          <table:table-cell office:value-type="float" office:value="73.18" calcext:value-type="float">
            <text:p>73.18</text:p>
          </table:table-cell>
          <table:table-cell office:value-type="float" office:value="72.48" calcext:value-type="float">
            <text:p>72.48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0.16" calcext:value-type="float">
            <text:p>0.16</text:p>
          </table:table-cell>
          <table:table-cell office:value-type="float" office:value="0.7" calcext:value-type="float">
            <text:p>0.7</text:p>
          </table:table-cell>
          <table:table-cell office:value-type="float" office:value="1.390292401" calcext:value-type="float">
            <text:p>1.390292401</text:p>
          </table:table-cell>
          <table:table-cell office:value-type="float" office:value="68.6591227971" calcext:value-type="float">
            <text:p>68.6591227971</text:p>
          </table:table-cell>
          <table:table-cell office:value-type="float" office:value="77.0008772029" calcext:value-type="float">
            <text:p>77.0008772029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77.0008772029" calcext:value-type="float">
            <text:p>77.0008772029</text:p>
          </table:table-cell>
          <table:table-cell office:value-type="float" office:value="-1" calcext:value-type="float">
            <text:p>-1</text:p>
          </table:table-cell>
          <table:table-cell office:value-type="float" office:value="77.0008772029" calcext:value-type="float">
            <text:p>77.0008772029</text:p>
          </table:table-cell>
        </table:table-row>
        <table:table-row table:style-name="ro1">
          <table:table-cell office:value-type="string" calcext:value-type="string">
            <text:p>2018-02-21 00:00:00+00:00</text:p>
          </table:table-cell>
          <table:table-cell office:value-type="float" office:value="73.4" calcext:value-type="float">
            <text:p>73.4</text:p>
          </table:table-cell>
          <table:table-cell office:value-type="float" office:value="73.86" calcext:value-type="float">
            <text:p>73.86</text:p>
          </table:table-cell>
          <table:table-cell office:value-type="float" office:value="72.16" calcext:value-type="float">
            <text:p>72.16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1.4212631609" calcext:value-type="float">
            <text:p>1.4212631609</text:p>
          </table:table-cell>
          <table:table-cell office:value-type="float" office:value="68.7462105174" calcext:value-type="float">
            <text:p>68.7462105174</text:p>
          </table:table-cell>
          <table:table-cell office:value-type="float" office:value="77.2737894826" calcext:value-type="float">
            <text:p>77.2737894826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77.0008772029" calcext:value-type="float">
            <text:p>77.0008772029</text:p>
          </table:table-cell>
          <table:table-cell office:value-type="float" office:value="-1" calcext:value-type="float">
            <text:p>-1</text:p>
          </table:table-cell>
          <table:table-cell office:value-type="float" office:value="77.0008772029" calcext:value-type="float">
            <text:p>77.0008772029</text:p>
          </table:table-cell>
        </table:table-row>
        <table:table-row table:style-name="ro1">
          <table:table-cell office:value-type="string" calcext:value-type="string">
            <text:p>2018-02-22 00:00:00+00:00</text:p>
          </table:table-cell>
          <table:table-cell office:value-type="float" office:value="75.06" calcext:value-type="float">
            <text:p>75.06</text:p>
          </table:table-cell>
          <table:table-cell office:value-type="float" office:value="75.84" calcext:value-type="float">
            <text:p>75.84</text:p>
          </table:table-cell>
          <table:table-cell office:value-type="float" office:value="73.04" calcext:value-type="float">
            <text:p>73.04</text:p>
          </table:table-cell>
          <table:table-cell office:value-type="float" office:value="2.8" calcext:value-type="float">
            <text:p>2.8</text:p>
          </table:table-cell>
          <table:table-cell office:value-type="float" office:value="2.44" calcext:value-type="float">
            <text:p>2.44</text:p>
          </table:table-cell>
          <table:table-cell office:value-type="float" office:value="0.36" calcext:value-type="float">
            <text:p>0.36</text:p>
          </table:table-cell>
          <table:table-cell office:value-type="float" office:value="2.8" calcext:value-type="float">
            <text:p>2.8</text:p>
          </table:table-cell>
          <table:table-cell office:value-type="float" office:value="1.5591368448" calcext:value-type="float">
            <text:p>1.5591368448</text:p>
          </table:table-cell>
          <table:table-cell office:value-type="float" office:value="69.7625894657" calcext:value-type="float">
            <text:p>69.7625894657</text:p>
          </table:table-cell>
          <table:table-cell office:value-type="float" office:value="79.1174105343" calcext:value-type="float">
            <text:p>79.1174105343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77.0008772029" calcext:value-type="float">
            <text:p>77.0008772029</text:p>
          </table:table-cell>
          <table:table-cell office:value-type="float" office:value="-1" calcext:value-type="float">
            <text:p>-1</text:p>
          </table:table-cell>
          <table:table-cell office:value-type="float" office:value="77.0008772029" calcext:value-type="float">
            <text:p>77.0008772029</text:p>
          </table:table-cell>
        </table:table-row>
        <table:table-row table:style-name="ro1">
          <table:table-cell office:value-type="string" calcext:value-type="string">
            <text:p>2018-02-23 00:00:00+00:00</text:p>
          </table:table-cell>
          <table:table-cell office:value-type="float" office:value="74.52" calcext:value-type="float">
            <text:p>74.52</text:p>
          </table:table-cell>
          <table:table-cell office:value-type="float" office:value="75.34" calcext:value-type="float">
            <text:p>75.34</text:p>
          </table:table-cell>
          <table:table-cell office:value-type="float" office:value="74.36" calcext:value-type="float">
            <text:p>74.36</text:p>
          </table:table-cell>
          <table:table-cell office:value-type="float" office:value="0.98" calcext:value-type="float">
            <text:p>0.98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0.98" calcext:value-type="float">
            <text:p>0.98</text:p>
          </table:table-cell>
          <table:table-cell office:value-type="float" office:value="1.5012231603" calcext:value-type="float">
            <text:p>1.5012231603</text:p>
          </table:table-cell>
          <table:table-cell office:value-type="float" office:value="70.3463305191" calcext:value-type="float">
            <text:p>70.3463305191</text:p>
          </table:table-cell>
          <table:table-cell office:value-type="float" office:value="79.3536694809" calcext:value-type="float">
            <text:p>79.3536694809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77.0008772029" calcext:value-type="float">
            <text:p>77.0008772029</text:p>
          </table:table-cell>
          <table:table-cell office:value-type="float" office:value="-1" calcext:value-type="float">
            <text:p>-1</text:p>
          </table:table-cell>
          <table:table-cell office:value-type="float" office:value="77.0008772029" calcext:value-type="float">
            <text:p>77.0008772029</text:p>
          </table:table-cell>
        </table:table-row>
        <table:table-row table:style-name="ro1">
          <table:table-cell office:value-type="string" calcext:value-type="string">
            <text:p>2018-02-26 00:00:00+00:00</text:p>
          </table:table-cell>
          <table:table-cell office:value-type="float" office:value="75.48" calcext:value-type="float">
            <text:p>75.48</text:p>
          </table:table-cell>
          <table:table-cell office:value-type="float" office:value="75.72" calcext:value-type="float">
            <text:p>75.72</text:p>
          </table:table-cell>
          <table:table-cell office:value-type="float" office:value="75.08" calcext:value-type="float">
            <text:p>75.08</text:p>
          </table:table-cell>
          <table:table-cell office:value-type="float" office:value="0.64" calcext:value-type="float">
            <text:p>0.64</text:p>
          </table:table-cell>
          <table:table-cell office:value-type="float" office:value="1.2" calcext:value-type="float">
            <text:p>1.2</text:p>
          </table:table-cell>
          <table:table-cell office:value-type="float" office:value="0.56" calcext:value-type="float">
            <text:p>0.56</text:p>
          </table:table-cell>
          <table:table-cell office:value-type="float" office:value="1.2" calcext:value-type="float">
            <text:p>1.2</text:p>
          </table:table-cell>
          <table:table-cell office:value-type="float" office:value="1.4711008443" calcext:value-type="float">
            <text:p>1.4711008443</text:p>
          </table:table-cell>
          <table:table-cell office:value-type="float" office:value="70.9866974672" calcext:value-type="float">
            <text:p>70.9866974672</text:p>
          </table:table-cell>
          <table:table-cell office:value-type="float" office:value="79.8133025328" calcext:value-type="float">
            <text:p>79.8133025328</text:p>
          </table:table-cell>
          <table:table-cell office:value-type="float" office:value="71.0550349483" calcext:value-type="float">
            <text:p>71.0550349483</text:p>
          </table:table-cell>
          <table:table-cell office:value-type="float" office:value="77.0008772029" calcext:value-type="float">
            <text:p>77.0008772029</text:p>
          </table:table-cell>
          <table:table-cell office:value-type="float" office:value="-1" calcext:value-type="float">
            <text:p>-1</text:p>
          </table:table-cell>
          <table:table-cell office:value-type="float" office:value="77.0008772029" calcext:value-type="float">
            <text:p>77.0008772029</text:p>
          </table:table-cell>
        </table:table-row>
        <table:table-row table:style-name="ro1">
          <table:table-cell office:value-type="string" calcext:value-type="string">
            <text:p>2018-02-27 00:00:00+00:00</text:p>
          </table:table-cell>
          <table:table-cell office:value-type="float" office:value="77" calcext:value-type="float">
            <text:p>77</text:p>
          </table:table-cell>
          <table:table-cell office:value-type="float" office:value="77.46" calcext:value-type="float">
            <text:p>77.46</text:p>
          </table:table-cell>
          <table:table-cell office:value-type="float" office:value="75.6" calcext:value-type="float">
            <text:p>75.6</text:p>
          </table:table-cell>
          <table:table-cell office:value-type="float" office:value="1.86" calcext:value-type="float">
            <text:p>1.86</text:p>
          </table:table-cell>
          <table:table-cell office:value-type="float" office:value="1.98" calcext:value-type="float">
            <text:p>1.98</text:p>
          </table:table-cell>
          <table:table-cell office:value-type="float" office:value="0.12" calcext:value-type="float">
            <text:p>0.12</text:p>
          </table:table-cell>
          <table:table-cell office:value-type="float" office:value="1.98" calcext:value-type="float">
            <text:p>1.98</text:p>
          </table:table-cell>
          <table:table-cell office:value-type="float" office:value="1.5219907598" calcext:value-type="float">
            <text:p>1.5219907598</text:p>
          </table:table-cell>
          <table:table-cell office:value-type="float" office:value="71.9640277205" calcext:value-type="float">
            <text:p>71.9640277205</text:p>
          </table:table-cell>
          <table:table-cell office:value-type="float" office:value="81.0959722795" calcext:value-type="float">
            <text:p>81.0959722795</text:p>
          </table:table-cell>
          <table:table-cell office:value-type="float" office:value="71.9640277205" calcext:value-type="float">
            <text:p>71.9640277205</text:p>
          </table:table-cell>
          <table:table-cell office:value-type="float" office:value="77.0008772029" calcext:value-type="float">
            <text:p>77.0008772029</text:p>
          </table:table-cell>
          <table:table-cell office:value-type="float" office:value="-1" calcext:value-type="float">
            <text:p>-1</text:p>
          </table:table-cell>
          <table:table-cell office:value-type="float" office:value="77.0008772029" calcext:value-type="float">
            <text:p>77.0008772029</text:p>
          </table:table-cell>
        </table:table-row>
        <table:table-row table:style-name="ro1">
          <table:table-cell office:value-type="string" calcext:value-type="string">
            <text:p>2018-02-28 00:00:00+00:00</text:p>
          </table:table-cell>
          <table:table-cell office:value-type="float" office:value="77.3" calcext:value-type="float">
            <text:p>77.3</text:p>
          </table:table-cell>
          <table:table-cell office:value-type="float" office:value="77.64" calcext:value-type="float">
            <text:p>77.64</text:p>
          </table:table-cell>
          <table:table-cell office:value-type="float" office:value="76.48" calcext:value-type="float">
            <text:p>76.48</text:p>
          </table:table-cell>
          <table:table-cell office:value-type="float" office:value="1.16" calcext:value-type="float">
            <text:p>1.16</text:p>
          </table:table-cell>
          <table:table-cell office:value-type="float" office:value="0.64" calcext:value-type="float">
            <text:p>0.64</text:p>
          </table:table-cell>
          <table:table-cell office:value-type="float" office:value="0.52" calcext:value-type="float">
            <text:p>0.52</text:p>
          </table:table-cell>
          <table:table-cell office:value-type="float" office:value="1.16" calcext:value-type="float">
            <text:p>1.16</text:p>
          </table:table-cell>
          <table:table-cell office:value-type="float" office:value="1.4857916839" calcext:value-type="float">
            <text:p>1.4857916839</text:p>
          </table:table-cell>
          <table:table-cell office:value-type="float" office:value="72.6026249484" calcext:value-type="float">
            <text:p>72.6026249484</text:p>
          </table:table-cell>
          <table:table-cell office:value-type="float" office:value="81.5173750516" calcext:value-type="float">
            <text:p>81.5173750516</text:p>
          </table:table-cell>
          <table:table-cell office:value-type="float" office:value="72.6026249484" calcext:value-type="float">
            <text:p>72.6026249484</text:p>
          </table:table-cell>
          <table:table-cell office:value-type="float" office:value="77.0008772029" calcext:value-type="float">
            <text:p>77.0008772029</text:p>
          </table:table-cell>
          <table:table-cell office:value-type="float" office:value="1" calcext:value-type="float">
            <text:p>1</text:p>
          </table:table-cell>
          <table:table-cell office:value-type="float" office:value="72.6026249484" calcext:value-type="float">
            <text:p>72.60262494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22:41:01.151563035</dc:date>
    <meta:editing-duration>PT34S</meta:editing-duration>
    <meta:editing-cycles>1</meta:editing-cycles>
    <meta:document-statistic meta:table-count="1" meta:cell-count="1410" meta:object-count="0"/>
    <meta:generator>LibreOffice/6.0.6.2$Linux_X86_64 LibreOffice_project/00m0$Build-2</meta:generator>
  </office:meta>
</office:document-meta>
</file>